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col_chart" manifest:media-type="application/x-openoffice-gdimetafile;windows_formatname=&quot;GDIMetaFile&quot;"/>
  <manifest:file-entry manifest:full-path="col_chart/meta.xml" manifest:media-type="text/xml"/>
  <manifest:file-entry manifest:full-path="col_chart/styles.xml" manifest:media-type="text/xml"/>
  <manifest:file-entry manifest:full-path="col_chart/content.xml" manifest:media-type="text/xml"/>
  <manifest:file-entry manifest:full-path="col_chart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3.455cm"/>
    </style:style>
    <style:style style:name="co6" style:family="table-column">
      <style:table-column-properties fo:break-before="auto" style:column-width="3.261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62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 style:data-style-name="N4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7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7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/>
    </style:style>
    <style:style style:name="ce87" style:family="table-cell" style:parent-style-name="Default" style:data-style-name="N3">
      <style:text-properties style:use-window-font-color="true"/>
    </style:style>
    <style:style style:name="ce88" style:family="table-cell" style:parent-style-name="Default" style:data-style-name="N3">
      <style:table-cell-properties fo:border-bottom="0.06pt solid #000000" fo:border-left="none" fo:border-right="none" fo:border-top="none"/>
      <style:text-properties style:use-window-font-color="true"/>
    </style:style>
    <style:style style:name="ce89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2" style:family="table-cell" style:parent-style-name="Default" style:data-style-name="N175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7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 style:data-style-name="N104">
      <style:text-properties style:use-window-font-color="true"/>
    </style:style>
    <style:style style:name="ce96" style:family="table-cell" style:parent-style-name="Default" style:data-style-name="N104">
      <style:table-cell-properties fo:border-bottom="0.06pt solid #000000" fo:border-left="none" fo:border-right="none" fo:border-top="none"/>
      <style:text-properties style:use-window-font-color="true"/>
    </style:style>
    <style:style style:name="ce97" style:family="table-cell" style:parent-style-name="Default" style:data-style-name="N17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7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3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/>
    </style:style>
    <style:style style:name="ce108" style:family="table-cell" style:parent-style-name="Default" style:data-style-name="N104">
      <style:table-cell-properties fo:border-bottom="none" fo:border-left="none" fo:border-right="0.06pt solid #000000" fo:border-top="none"/>
      <style:text-properties style:use-window-font-color="true"/>
    </style:style>
    <style:style style:name="ce10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style:use-window-font-color="true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117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118" style:family="table-cell" style:parent-style-name="Default">
      <style:text-properties style:use-window-font-color="true"/>
    </style:style>
    <style:style style:name="ce57" style:family="table-cell" style:parent-style-name="Default">
      <style:table-cell-properties fo:background-color="#ffff00" fo:border="0.06pt solid #000000"/>
    </style:style>
    <style:style style:name="ce120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amples" table:style-name="ta1">
        <table:shapes>
          <draw:frame draw:z-index="0" draw:style-name="gr1" draw:text-style-name="P1" svg:width="14.999cm" svg:height="10.999cm" svg:x="6.772cm" svg:y="1.789cm">
            <draw:object draw:notify-on-update-of-ranges="examples.A2:examples.A2 examples.A3:examples.A8 examples.B2:examples.B2 examples.B3:examples.B8" xlink:href="./col_chart" xlink:type="simple" xlink:show="embed" xlink:actuate="onLoad">
              <loext:p/>
            </draw:object>
            <draw:image xlink:href="./ObjectReplacements/col_chart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neakers Sold this Month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2" table:number-rows-spanned="1">
            <text:p>Top 5 States with the Most </text:p>
            <text:p>Elementary and Secondary Schools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43" office:value-type="string" calcext:value-type="string">
            <text:p>Brand</text:p>
          </table:table-cell>
          <table:table-cell table:style-name="ce79" office:value-type="string" calcext:value-type="string">
            <text:p>Number Sold</text:p>
          </table:table-cell>
          <table:table-cell table:number-columns-repeated="2"/>
          <table:table-cell table:style-name="ce43" office:value-type="string" calcext:value-type="string">
            <text:p>State</text:p>
          </table:table-cell>
          <table:table-cell table:style-name="ce79" office:value-type="string" calcext:value-type="string">
            <text:p>No. of Schools </text:p>
            <text:p>(in thousands)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Adidas</text:p>
          </table:table-cell>
          <table:table-cell table:style-name="ce80" office:value-type="float" office:value="25" calcext:value-type="float">
            <text:p>25</text:p>
          </table:table-cell>
          <table:table-cell table:number-columns-repeated="2"/>
          <table:table-cell table:style-name="ce62" office:value-type="string" calcext:value-type="string">
            <text:p>California</text:p>
          </table:table-cell>
          <table:table-cell table:style-name="ce8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New Balance</text:p>
          </table:table-cell>
          <table:table-cell table:style-name="ce80" office:value-type="float" office:value="18" calcext:value-type="float">
            <text:p>18</text:p>
          </table:table-cell>
          <table:table-cell table:number-columns-repeated="2"/>
          <table:table-cell table:style-name="ce62" office:value-type="string" calcext:value-type="string">
            <text:p>Texas</text:p>
          </table:table-cell>
          <table:table-cell table:style-name="ce80" office:value-type="float" office:value="8.1" calcext:value-type="float">
            <text:p>8.1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Nike</text:p>
          </table:table-cell>
          <table:table-cell table:style-name="ce80" office:value-type="float" office:value="32" calcext:value-type="float">
            <text:p>32</text:p>
          </table:table-cell>
          <table:table-cell table:number-columns-repeated="2"/>
          <table:table-cell table:style-name="ce62" office:value-type="string" calcext:value-type="string">
            <text:p>New York</text:p>
          </table:table-cell>
          <table:table-cell table:style-name="ce80" office:value-type="float" office:value="4.9" calcext:value-type="float">
            <text:p>4.9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Reebok</text:p>
          </table:table-cell>
          <table:table-cell table:style-name="ce80" office:value-type="float" office:value="15" calcext:value-type="float">
            <text:p>15</text:p>
          </table:table-cell>
          <table:table-cell table:number-columns-repeated="2"/>
          <table:table-cell table:style-name="ce62" office:value-type="string" calcext:value-type="string">
            <text:p>Illinois</text:p>
          </table:table-cell>
          <table:table-cell table:style-name="ce80" office:value-type="float" office:value="4.4" calcext:value-type="float">
            <text:p>4.4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Other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/>
          <table:table-cell table:style-name="ce62" office:value-type="string" calcext:value-type="string">
            <text:p>Michigan</text:p>
          </table:table-cell>
          <table:table-cell table:style-name="ce80" office:value-type="float" office:value="4.1" calcext:value-type="float">
            <text:p>4.1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Total</text:p>
          </table:table-cell>
          <table:table-cell table:style-name="ce81" table:formula="of:=SUM([.B3:.B7])" office:value-type="float" office:value="100" calcext:value-type="float">
            <text:p>100</text:p>
          </table:table-cell>
          <table:table-cell table:number-columns-repeated="2"/>
          <table:table-cell table:style-name="ce43" office:value-type="string" calcext:value-type="string">
            <text:p>National Average</text:p>
          </table:table-cell>
          <table:table-cell table:style-name="ce79" office:value-type="float" office:value="1.9" calcext:value-type="float">
            <text:p>1.9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Bar, column</text:p>
          </table:table-cell>
          <table:table-cell table:style-name="ce64"/>
          <table:table-cell table:number-columns-repeated="2"/>
          <table:table-cell table:style-name="ce64" office:value-type="string" calcext:value-type="string">
            <text:p>Pie</text:p>
          </table:table-cell>
          <table:table-cell table:style-name="ce64"/>
          <table:table-cell table:number-columns-repeated="1015"/>
        </table:table-row>
        <table:table-row table:style-name="ro2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Humidity Levels in NY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States with the Most </text:p>
            <text:p>Colleges and Universities by Type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1">
          <table:table-cell table:style-name="ce66" office:value-type="string" calcext:value-type="string">
            <text:p>Day</text:p>
          </table:table-cell>
          <table:table-cell table:style-name="ce82" office:value-type="string" calcext:value-type="string">
            <text:p>Humidity </text:p>
            <text:p>Level (%)</text:p>
          </table:table-cell>
          <table:table-cell table:style-name="ce33"/>
          <table:table-cell/>
          <table:table-cell table:style-name="ce99"/>
          <table:table-cell table:style-name="ce65" office:value-type="string" calcext:value-type="string" table:number-columns-spanned="2" table:number-rows-spanned="1">
            <text:p>No. of Schools (in thousands)</text:p>
          </table:table-cell>
          <table:covered-table-cell table:style-name="ce65"/>
          <table:table-cell table:style-name="ce33" table:number-columns-repeated="2"/>
          <table:table-cell table:style-name="ce54" table:number-columns-repeated="1012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table:style-name="ce80" office:value-type="float" office:value="51" calcext:value-type="float">
            <text:p>51</text:p>
          </table:table-cell>
          <table:table-cell table:number-columns-repeated="2"/>
          <table:table-cell table:style-name="ce43" office:value-type="string" calcext:value-type="string">
            <text:p>State</text:p>
          </table:table-cell>
          <table:table-cell table:style-name="ce84" office:value-type="string" calcext:value-type="string">
            <text:p>Public</text:p>
          </table:table-cell>
          <table:table-cell table:style-name="ce79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62" office:value-type="float" office:value="2" calcext:value-type="float">
            <text:p>2</text:p>
          </table:table-cell>
          <table:table-cell table:style-name="ce80" office:value-type="float" office:value="59" calcext:value-type="float">
            <text:p>59</text:p>
          </table:table-cell>
          <table:table-cell table:number-columns-repeated="2"/>
          <table:table-cell table:style-name="ce62" office:value-type="string" calcext:value-type="string">
            <text:p>California</text:p>
          </table:table-cell>
          <table:table-cell table:style-name="ce64" office:value-type="float" office:value="142" calcext:value-type="float">
            <text:p>142</text:p>
          </table:table-cell>
          <table:table-cell table:style-name="ce80" office:value-type="float" office:value="271" calcext:value-type="float">
            <text:p>271</text:p>
          </table:table-cell>
          <table:table-cell table:number-columns-repeated="1014"/>
        </table:table-row>
        <table:table-row table:style-name="ro2">
          <table:table-cell table:style-name="ce62" office:value-type="float" office:value="3" calcext:value-type="float">
            <text:p>3</text:p>
          </table:table-cell>
          <table:table-cell table:style-name="ce80" office:value-type="float" office:value="65" calcext:value-type="float">
            <text:p>65</text:p>
          </table:table-cell>
          <table:table-cell table:number-columns-repeated="2"/>
          <table:table-cell table:style-name="ce62" office:value-type="string" calcext:value-type="string">
            <text:p>Texas</text:p>
          </table:table-cell>
          <table:table-cell table:style-name="ce64" office:value-type="float" office:value="85" calcext:value-type="float">
            <text:p>85</text:p>
          </table:table-cell>
          <table:table-cell table:style-name="ce80" office:value-type="float" office:value="232" calcext:value-type="float">
            <text:p>232</text:p>
          </table:table-cell>
          <table:table-cell table:number-columns-repeated="1014"/>
        </table:table-row>
        <table:table-row table:style-name="ro2">
          <table:table-cell table:style-name="ce62" office:value-type="float" office:value="4" calcext:value-type="float">
            <text:p>4</text:p>
          </table:table-cell>
          <table:table-cell table:style-name="ce80" office:value-type="float" office:value="68" calcext:value-type="float">
            <text:p>68</text:p>
          </table:table-cell>
          <table:table-cell table:number-columns-repeated="2"/>
          <table:table-cell table:style-name="ce62" office:value-type="string" calcext:value-type="string">
            <text:p>New York</text:p>
          </table:table-cell>
          <table:table-cell table:style-name="ce64" office:value-type="float" office:value="69" calcext:value-type="float">
            <text:p>69</text:p>
          </table:table-cell>
          <table:table-cell table:style-name="ce80" office:value-type="float" office:value="192" calcext:value-type="float">
            <text:p>192</text:p>
          </table:table-cell>
          <table:table-cell table:number-columns-repeated="1014"/>
        </table:table-row>
        <table:table-row table:style-name="ro2">
          <table:table-cell table:style-name="ce62" office:value-type="float" office:value="5" calcext:value-type="float">
            <text:p>5</text:p>
          </table:table-cell>
          <table:table-cell table:style-name="ce80" office:value-type="float" office:value="70" calcext:value-type="float">
            <text:p>70</text:p>
          </table:table-cell>
          <table:table-cell table:number-columns-repeated="2"/>
          <table:table-cell table:style-name="ce62" office:value-type="string" calcext:value-type="string">
            <text:p>Illinois</text:p>
          </table:table-cell>
          <table:table-cell table:style-name="ce64" office:value-type="float" office:value="117" calcext:value-type="float">
            <text:p>117</text:p>
          </table:table-cell>
          <table:table-cell table:style-name="ce80" office:value-type="float" office:value="89" calcext:value-type="float">
            <text:p>89</text:p>
          </table:table-cell>
          <table:table-cell table:number-columns-repeated="1014"/>
        </table:table-row>
        <table:table-row table:style-name="ro2">
          <table:table-cell table:style-name="ce62" office:value-type="float" office:value="6" calcext:value-type="float">
            <text:p>6</text:p>
          </table:table-cell>
          <table:table-cell table:style-name="ce80" office:value-type="float" office:value="67" calcext:value-type="float">
            <text:p>67</text:p>
          </table:table-cell>
          <table:table-cell table:number-columns-repeated="2"/>
          <table:table-cell table:style-name="ce62" office:value-type="string" calcext:value-type="string">
            <text:p>Michigan</text:p>
          </table:table-cell>
          <table:table-cell table:style-name="ce64" office:value-type="float" office:value="42" calcext:value-type="float">
            <text:p>42</text:p>
          </table:table-cell>
          <table:table-cell table:style-name="ce80" office:value-type="float" office:value="129" calcext:value-type="float">
            <text:p>129</text:p>
          </table:table-cell>
          <table:table-cell table:number-columns-repeated="1014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79" office:value-type="float" office:value="72" calcext:value-type="float">
            <text:p>72</text:p>
          </table:table-cell>
          <table:table-cell table:number-columns-repeated="2"/>
          <table:table-cell table:style-name="ce43" office:value-type="string" calcext:value-type="string">
            <text:p>National Average</text:p>
          </table:table-cell>
          <table:table-cell table:style-name="ce84" office:value-type="float" office:value="34" calcext:value-type="float">
            <text:p>34</text:p>
          </table:table-cell>
          <table:table-cell table:style-name="ce79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64" office:value-type="string" calcext:value-type="string">
            <text:p>line chart with points</text:p>
          </table:table-cell>
          <table:table-cell table:style-name="ce64"/>
          <table:table-cell table:number-columns-repeated="2"/>
          <table:table-cell table:style-name="ce64" office:value-type="string" calcext:value-type="string">
            <text:p>multiple column chart 2D and 3D</text:p>
          </table:table-cell>
          <table:table-cell table:style-name="ce64" table:number-columns-repeated="2"/>
          <table:table-cell table:number-columns-repeated="1014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Composition of Earth's Atmosphere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Trends in Expenditure Per Pupil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43" office:value-type="string" calcext:value-type="string">
            <text:p>Gas</text:p>
          </table:table-cell>
          <table:table-cell table:style-name="ce79" office:value-type="string" calcext:value-type="string">
            <text:p>Percent</text:p>
          </table:table-cell>
          <table:table-cell table:number-columns-repeated="2"/>
          <table:table-cell table:style-name="ce43" office:value-type="string" calcext:value-type="string">
            <text:p>School Year</text:p>
          </table:table-cell>
          <table:table-cell table:style-name="ce84" office:value-type="string" calcext:value-type="string">
            <text:p>Unadjusted Dollars</text:p>
          </table:table-cell>
          <table:table-cell table:style-name="ce79" office:value-type="string" calcext:value-type="string">
            <text:p>2001-02 Dollars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Nitrogen</text:p>
          </table:table-cell>
          <table:table-cell table:style-name="ce80" office:value-type="float" office:value="77" calcext:value-type="float">
            <text:p>77</text:p>
          </table:table-cell>
          <table:table-cell table:number-columns-repeated="2"/>
          <table:table-cell table:style-name="ce62" office:value-type="string" calcext:value-type="string">
            <text:p>1961-62</text:p>
          </table:table-cell>
          <table:table-cell table:style-name="ce105" office:value-type="currency" office:currency="USD" office:value="600" calcext:value-type="currency">
            <text:p>$600</text:p>
          </table:table-cell>
          <table:table-cell table:style-name="ce89" office:value-type="currency" office:currency="USD" office:value="2300" calcext:value-type="currency">
            <text:p>$2,300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Oxygen</text:p>
          </table:table-cell>
          <table:table-cell table:style-name="ce80" office:value-type="float" office:value="21" calcext:value-type="float">
            <text:p>21</text:p>
          </table:table-cell>
          <table:table-cell table:number-columns-repeated="2"/>
          <table:table-cell table:style-name="ce62" office:value-type="string" calcext:value-type="string">
            <text:p>1970-71</text:p>
          </table:table-cell>
          <table:table-cell table:style-name="ce105" office:value-type="currency" office:currency="USD" office:value="1000" calcext:value-type="currency">
            <text:p>$1,000</text:p>
          </table:table-cell>
          <table:table-cell table:style-name="ce89" office:value-type="currency" office:currency="USD" office:value="4000" calcext:value-type="currency">
            <text:p>$4,000</text:p>
          </table:table-cell>
          <table:table-cell table:number-columns-repeated="1014"/>
        </table:table-row>
        <table:table-row table:style-name="ro2">
          <table:table-cell table:style-name="ce43" office:value-type="string" calcext:value-type="string">
            <text:p>Other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/>
          <table:table-cell table:style-name="ce62" office:value-type="string" calcext:value-type="string">
            <text:p>1980-81</text:p>
          </table:table-cell>
          <table:table-cell table:style-name="ce105" office:value-type="currency" office:currency="USD" office:value="2400" calcext:value-type="currency">
            <text:p>$2,400</text:p>
          </table:table-cell>
          <table:table-cell table:style-name="ce89" office:value-type="currency" office:currency="USD" office:value="5000" calcext:value-type="currency">
            <text:p>$5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85-86</text:p>
          </table:table-cell>
          <table:table-cell table:style-name="ce105" office:value-type="currency" office:currency="USD" office:value="3900" calcext:value-type="currency">
            <text:p>$3,900</text:p>
          </table:table-cell>
          <table:table-cell table:style-name="ce89" office:value-type="currency" office:currency="USD" office:value="5800" calcext:value-type="currency">
            <text:p>$5,8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0-91</text:p>
          </table:table-cell>
          <table:table-cell table:style-name="ce105" office:value-type="currency" office:currency="USD" office:value="5000" calcext:value-type="currency">
            <text:p>$5,000</text:p>
          </table:table-cell>
          <table:table-cell table:style-name="ce89" office:value-type="currency" office:currency="USD" office:value="6300" calcext:value-type="currency">
            <text:p>$6,3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5-96</text:p>
          </table:table-cell>
          <table:table-cell table:style-name="ce105" office:value-type="currency" office:currency="USD" office:value="5700" calcext:value-type="currency">
            <text:p>$5,700</text:p>
          </table:table-cell>
          <table:table-cell table:style-name="ce89" office:value-type="currency" office:currency="USD" office:value="6500" calcext:value-type="currency">
            <text:p>$6,5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6-97</text:p>
          </table:table-cell>
          <table:table-cell table:style-name="ce105" office:value-type="currency" office:currency="USD" office:value="5800" calcext:value-type="currency">
            <text:p>$5,800</text:p>
          </table:table-cell>
          <table:table-cell table:style-name="ce89" office:value-type="currency" office:currency="USD" office:value="6600" calcext:value-type="currency">
            <text:p>$6,6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7-98</text:p>
          </table:table-cell>
          <table:table-cell table:style-name="ce105" office:value-type="currency" office:currency="USD" office:value="6200" calcext:value-type="currency">
            <text:p>$6,200</text:p>
          </table:table-cell>
          <table:table-cell table:style-name="ce89" office:value-type="currency" office:currency="USD" office:value="7000" calcext:value-type="currency">
            <text:p>$7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8-99</text:p>
          </table:table-cell>
          <table:table-cell table:style-name="ce105" office:value-type="currency" office:currency="USD" office:value="6600" calcext:value-type="currency">
            <text:p>$6,600</text:p>
          </table:table-cell>
          <table:table-cell table:style-name="ce89" office:value-type="currency" office:currency="USD" office:value="7100" calcext:value-type="currency">
            <text:p>$7,1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9-2000</text:p>
          </table:table-cell>
          <table:table-cell table:style-name="ce105" office:value-type="currency" office:currency="USD" office:value="7000" calcext:value-type="currency">
            <text:p>$7,000</text:p>
          </table:table-cell>
          <table:table-cell table:style-name="ce89" office:value-type="currency" office:currency="USD" office:value="7150" calcext:value-type="currency">
            <text:p>$7,1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2000-01</text:p>
          </table:table-cell>
          <table:table-cell table:style-name="ce105" office:value-type="currency" office:currency="USD" office:value="7200" calcext:value-type="currency">
            <text:p>$7,200</text:p>
          </table:table-cell>
          <table:table-cell table:style-name="ce89" office:value-type="currency" office:currency="USD" office:value="7250" calcext:value-type="currency">
            <text:p>$7,2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3" office:value-type="string" calcext:value-type="string">
            <text:p>2001-02</text:p>
          </table:table-cell>
          <table:table-cell table:style-name="ce106" office:value-type="currency" office:currency="USD" office:value="7300" calcext:value-type="currency">
            <text:p>$7,300</text:p>
          </table:table-cell>
          <table:table-cell table:style-name="ce90" office:value-type="currency" office:currency="USD" office:value="7300" calcext:value-type="currency">
            <text:p>$7,3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4" office:value-type="string" calcext:value-type="string">
            <text:p>line chart with 2 lines</text:p>
          </table:table-cell>
          <table:table-cell table:style-name="ce64" table:number-columns-repeated="2"/>
          <table:table-cell table:number-columns-repeated="1014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3" table:number-rows-spanned="1">
            <text:p>Annual Expenditure on Institutions</text:p>
          </table:table-cell>
          <table:covered-table-cell table:style-name="ce22"/>
          <table:covered-table-cell table:style-name="ce17"/>
          <table:table-cell/>
          <table:table-cell table:style-name="ce1" office:value-type="string" calcext:value-type="string" table:number-columns-spanned="3" table:number-rows-spanned="1">
            <text:p>Trends in Enrollment in Public Schools in the US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43" office:value-type="string" calcext:value-type="string">
            <text:p>Country</text:p>
          </table:table-cell>
          <table:table-cell table:style-name="ce84" office:value-type="string" calcext:value-type="string">
            <text:p>Expenditure/Student</text:p>
          </table:table-cell>
          <table:table-cell table:style-name="ce79" office:value-type="string" calcext:value-type="string">
            <text:p>GDP %</text:p>
          </table:table-cell>
          <table:table-cell/>
          <table:table-cell table:style-name="ce62"/>
          <table:table-cell table:style-name="ce80" office:value-type="string" calcext:value-type="string" table:number-columns-spanned="2" table:number-rows-spanned="1">
            <text:p>No. of Students (in thousands)</text:p>
          </table:table-cell>
          <table:covered-table-cell table:style-name="ce80"/>
          <table:table-cell table:number-columns-repeated="1014"/>
        </table:table-row>
        <table:table-row table:style-name="ro2">
          <table:table-cell table:style-name="ce62" office:value-type="string" calcext:value-type="string">
            <text:p>Mexico</text:p>
          </table:table-cell>
          <table:table-cell table:style-name="ce64" office:value-type="float" office:value="1.5" calcext:value-type="float">
            <text:p>1.5</text:p>
          </table:table-cell>
          <table:table-cell table:style-name="ce80" office:value-type="float" office:value="9" calcext:value-type="float">
            <text:p>9</text:p>
          </table:table-cell>
          <table:table-cell/>
          <table:table-cell table:style-name="ce43" office:value-type="string" calcext:value-type="string">
            <text:p>Year</text:p>
          </table:table-cell>
          <table:table-cell table:style-name="ce84" office:value-type="string" calcext:value-type="string">
            <text:p>Public</text:p>
          </table:table-cell>
          <table:table-cell table:style-name="ce79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Korea</text:p>
          </table:table-cell>
          <table:table-cell table:style-name="ce64" office:value-type="float" office:value="3.9" calcext:value-type="float">
            <text:p>3.9</text:p>
          </table:table-cell>
          <table:table-cell table:style-name="ce80" office:value-type="float" office:value="15" calcext:value-type="float">
            <text:p>15</text:p>
          </table:table-cell>
          <table:table-cell/>
          <table:table-cell table:style-name="ce62" office:value-type="float" office:value="1970" calcext:value-type="float">
            <text:p>1970</text:p>
          </table:table-cell>
          <table:table-cell table:style-name="ce64" office:value-type="float" office:value="45.9" calcext:value-type="float">
            <text:p>45.9</text:p>
          </table:table-cell>
          <table:table-cell table:style-name="ce80" office:value-type="float" office:value="51.3" calcext:value-type="float">
            <text:p>51.3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Japan</text:p>
          </table:table-cell>
          <table:table-cell table:style-name="ce64" office:value-type="float" office:value="6" calcext:value-type="float">
            <text:p>6</text:p>
          </table:table-cell>
          <table:table-cell table:style-name="ce80" office:value-type="float" office:value="26" calcext:value-type="float">
            <text:p>26</text:p>
          </table:table-cell>
          <table:table-cell/>
          <table:table-cell table:style-name="ce62" office:value-type="float" office:value="1980" calcext:value-type="float">
            <text:p>1980</text:p>
          </table:table-cell>
          <table:table-cell table:style-name="ce64" office:value-type="float" office:value="40.1" calcext:value-type="float">
            <text:p>40.1</text:p>
          </table:table-cell>
          <table:table-cell table:style-name="ce80" office:value-type="float" office:value="45.4" calcext:value-type="float">
            <text:p>45.4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Canada</text:p>
          </table:table-cell>
          <table:table-cell table:style-name="ce64" office:value-type="float" office:value="6" calcext:value-type="float">
            <text:p>6</text:p>
          </table:table-cell>
          <table:table-cell table:style-name="ce80" office:value-type="float" office:value="28" calcext:value-type="float">
            <text:p>28</text:p>
          </table:table-cell>
          <table:table-cell/>
          <table:table-cell table:style-name="ce62" office:value-type="float" office:value="1990" calcext:value-type="float">
            <text:p>1990</text:p>
          </table:table-cell>
          <table:table-cell table:style-name="ce64" office:value-type="float" office:value="41.2" calcext:value-type="float">
            <text:p>41.2</text:p>
          </table:table-cell>
          <table:table-cell table:style-name="ce80" office:value-type="float" office:value="46.4" calcext:value-type="float">
            <text:p>46.4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Switzerland</text:p>
          </table:table-cell>
          <table:table-cell table:style-name="ce64" office:value-type="float" office:value="9" calcext:value-type="float">
            <text:p>9</text:p>
          </table:table-cell>
          <table:table-cell table:style-name="ce80" office:value-type="float" office:value="29" calcext:value-type="float">
            <text:p>29</text:p>
          </table:table-cell>
          <table:table-cell/>
          <table:table-cell table:style-name="ce62" office:value-type="float" office:value="1995" calcext:value-type="float">
            <text:p>1995</text:p>
          </table:table-cell>
          <table:table-cell table:style-name="ce64" office:value-type="float" office:value="44.8" calcext:value-type="float">
            <text:p>44.8</text:p>
          </table:table-cell>
          <table:table-cell table:style-name="ce80" office:value-type="float" office:value="50.5" calcext:value-type="float">
            <text:p>50.5</text:p>
          </table:table-cell>
          <table:table-cell table:number-columns-repeated="1014"/>
        </table:table-row>
        <table:table-row table:style-name="ro2">
          <table:table-cell table:style-name="ce43" office:value-type="string" calcext:value-type="string">
            <text:p>United States</text:p>
          </table:table-cell>
          <table:table-cell table:style-name="ce84" office:value-type="float" office:value="7.8" calcext:value-type="float">
            <text:p>7.8</text:p>
          </table:table-cell>
          <table:table-cell table:style-name="ce79" office:value-type="float" office:value="35" calcext:value-type="float">
            <text:p>35</text:p>
          </table:table-cell>
          <table:table-cell/>
          <table:table-cell table:style-name="ce62" office:value-type="float" office:value="1999" calcext:value-type="float">
            <text:p>1999</text:p>
          </table:table-cell>
          <table:table-cell table:style-name="ce64" office:value-type="float" office:value="46.9" calcext:value-type="float">
            <text:p>46.9</text:p>
          </table:table-cell>
          <table:table-cell table:style-name="ce80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table:style-name="ce64" office:value-type="string" calcext:value-type="string">
            <text:p>Donut</text:p>
          </table:table-cell>
          <table:table-cell table:style-name="ce64" table:number-columns-repeated="2"/>
          <table:table-cell/>
          <table:table-cell table:style-name="ce43" office:value-type="float" office:value="2000" calcext:value-type="float">
            <text:p>2000</text:p>
          </table:table-cell>
          <table:table-cell table:style-name="ce84" office:value-type="float" office:value="47.2" calcext:value-type="float">
            <text:p>47.2</text:p>
          </table:table-cell>
          <table:table-cell table:style-name="ce79" office:value-type="float" office:value="53.1" calcext:value-type="float">
            <text:p>53.1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4" office:value-type="string" calcext:value-type="string">
            <text:p>Stacked Area</text:p>
          </table:table-cell>
          <table:table-cell table:style-name="ce64" table:number-columns-repeated="2"/>
          <table:table-cell table:number-columns-repeated="1014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No of Calls per Day</text:p>
          </table:table-cell>
          <table:covered-table-cell table:number-columns-repeated="2" table:style-name="ce24"/>
          <table:covered-table-cell table:style-name="ce30"/>
          <table:table-cell/>
          <table:table-cell table:style-name="ce1" office:value-type="string" calcext:value-type="string" table:number-columns-spanned="3" table:number-rows-spanned="1">
            <text:p>Industry Market Share</text:p>
          </table:table-cell>
          <table:covered-table-cell table:style-name="ce22"/>
          <table:covered-table-cell table:style-name="ce17"/>
          <table:table-cell table:number-columns-repeated="1013"/>
        </table:table-row>
        <table:table-row table:style-name="ro1">
          <table:table-cell table:style-name="ce43" office:value-type="string" calcext:value-type="string">
            <text:p>Day</text:p>
          </table:table-cell>
          <table:table-cell table:style-name="ce84" office:value-type="string" calcext:value-type="string">
            <text:p>Week1</text:p>
          </table:table-cell>
          <table:table-cell table:style-name="ce84" office:value-type="string" calcext:value-type="string">
            <text:p>Week2</text:p>
          </table:table-cell>
          <table:table-cell table:style-name="ce79" office:value-type="string" calcext:value-type="string">
            <text:p>Week3</text:p>
          </table:table-cell>
          <table:table-cell/>
          <table:table-cell table:style-name="ce43" office:value-type="string" calcext:value-type="string">
            <text:p>No. of products</text:p>
          </table:table-cell>
          <table:table-cell table:style-name="ce84" office:value-type="string" calcext:value-type="string">
            <text:p>Sales </text:p>
            <text:p>(in thousands)</text:p>
          </table:table-cell>
          <table:table-cell table:style-name="ce79" office:value-type="string" calcext:value-type="string">
            <text:p>Market share </text:p>
            <text:p>%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Sunday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80" office:value-type="float" office:value="28" calcext:value-type="float">
            <text:p>28</text:p>
          </table:table-cell>
          <table:table-cell/>
          <table:table-cell table:style-name="ce62" office:value-type="float" office:value="14" calcext:value-type="float">
            <text:p>14</text:p>
          </table:table-cell>
          <table:table-cell table:style-name="ce64" office:value-type="float" office:value="12.2" calcext:value-type="float">
            <text:p>12.2</text:p>
          </table:table-cell>
          <table:table-cell table:style-name="ce80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Monday</text:p>
          </table:table-cell>
          <table:table-cell table:style-name="ce64" office:value-type="float" office:value="144" calcext:value-type="float">
            <text:p>144</text:p>
          </table:table-cell>
          <table:table-cell table:style-name="ce64" office:value-type="float" office:value="122" calcext:value-type="float">
            <text:p>122</text:p>
          </table:table-cell>
          <table:table-cell table:style-name="ce80" office:value-type="float" office:value="150" calcext:value-type="float">
            <text:p>150</text:p>
          </table:table-cell>
          <table:table-cell/>
          <table:table-cell table:style-name="ce62" office:value-type="float" office:value="20" calcext:value-type="float">
            <text:p>20</text:p>
          </table:table-cell>
          <table:table-cell table:style-name="ce64" office:value-type="float" office:value="60" calcext:value-type="float">
            <text:p>60</text:p>
          </table:table-cell>
          <table:table-cell table:style-name="ce80"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Tuesday</text:p>
          </table:table-cell>
          <table:table-cell table:style-name="ce64" office:value-type="float" office:value="156" calcext:value-type="float">
            <text:p>156</text:p>
          </table:table-cell>
          <table:table-cell table:style-name="ce64" office:value-type="float" office:value="128" calcext:value-type="float">
            <text:p>128</text:p>
          </table:table-cell>
          <table:table-cell table:style-name="ce80" office:value-type="float" office:value="164" calcext:value-type="float">
            <text:p>164</text:p>
          </table:table-cell>
          <table:table-cell/>
          <table:table-cell table:style-name="ce43" office:value-type="float" office:value="18" calcext:value-type="float">
            <text:p>18</text:p>
          </table:table-cell>
          <table:table-cell table:style-name="ce84" office:value-type="float" office:value="24.4" calcext:value-type="float">
            <text:p>24.4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Wednesday</text:p>
          </table:table-cell>
          <table:table-cell table:style-name="ce64" office:value-type="float" office:value="188" calcext:value-type="float">
            <text:p>188</text:p>
          </table:table-cell>
          <table:table-cell table:style-name="ce64" office:value-type="float" office:value="140" calcext:value-type="float">
            <text:p>140</text:p>
          </table:table-cell>
          <table:table-cell table:style-name="ce80" office:value-type="float" office:value="180" calcext:value-type="float">
            <text:p>180</text:p>
          </table:table-cell>
          <table:table-cell/>
          <table:table-cell table:style-name="ce64" office:value-type="string" calcext:value-type="string">
            <text:p>Bubble</text:p>
          </table:table-cell>
          <table:table-cell table:style-name="ce64" table:number-columns-repeated="2"/>
          <table:table-cell table:number-columns-repeated="1013"/>
        </table:table-row>
        <table:table-row table:style-name="ro2">
          <table:table-cell table:style-name="ce62" office:value-type="string" calcext:value-type="string">
            <text:p>Thursday</text:p>
          </table:table-cell>
          <table:table-cell table:style-name="ce64" office:value-type="float" office:value="170" calcext:value-type="float">
            <text:p>170</text:p>
          </table:table-cell>
          <table:table-cell table:style-name="ce64" office:value-type="float" office:value="132" calcext:value-type="float">
            <text:p>132</text:p>
          </table:table-cell>
          <table:table-cell table:style-name="ce80" office:value-type="float" office:value="176" calcext:value-type="float">
            <text:p>176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Friday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84" calcext:value-type="float">
            <text:p>84</text:p>
          </table:table-cell>
          <table:table-cell table:style-name="ce80" office:value-type="float" office:value="120" calcext:value-type="float">
            <text:p>120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World Data</text:p>
          </table:table-cell>
          <table:covered-table-cell table:style-name="ce22"/>
          <table:covered-table-cell table:style-name="ce55"/>
          <table:covered-table-cell table:style-name="ce52"/>
          <table:table-cell table:number-columns-repeated="1010"/>
        </table:table-row>
        <table:table-row table:style-name="ro2">
          <table:table-cell table:style-name="ce43" office:value-type="string" calcext:value-type="string">
            <text:p>Saturday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42" calcext:value-type="float">
            <text:p>42</text:p>
          </table:table-cell>
          <table:table-cell table:style-name="ce79" office:value-type="float" office:value="60" calcext:value-type="float">
            <text:p>60</text:p>
          </table:table-cell>
          <table:table-cell table:number-columns-repeated="3"/>
          <table:table-cell table:style-name="ce43" office:value-type="string" calcext:value-type="string">
            <text:p>Martial Arts</text:p>
          </table:table-cell>
          <table:table-cell table:style-name="ce84" office:value-type="string" calcext:value-type="string">
            <text:p>Acrobats</text:p>
          </table:table-cell>
          <table:table-cell table:style-name="ce117" office:value-type="string" calcext:value-type="string">
            <text:p>Population</text:p>
          </table:table-cell>
          <table:table-cell table:style-name="ce107" office:value-type="string" calcext:value-type="string">
            <text:p>Country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7" office:value-type="string" calcext:value-type="string">
            <text:p>Net</text:p>
          </table:table-cell>
          <table:table-cell table:style-name="ce67" table:number-columns-repeated="3"/>
          <table:table-cell table:number-columns-repeated="3"/>
          <table:table-cell table:style-name="ce62" office:value-type="float" office:value="10500" calcext:value-type="float">
            <text:p>10500</text:p>
          </table:table-cell>
          <table:table-cell table:style-name="ce64" office:value-type="float" office:value="3500" calcext:value-type="float">
            <text:p>3500</text:p>
          </table:table-cell>
          <table:table-cell table:style-name="ce118" office:value-type="float" office:value="1326960000" calcext:value-type="float">
            <text:p>1326960000</text:p>
          </table:table-cell>
          <table:table-cell table:style-name="ce121" office:value-type="string" calcext:value-type="string">
            <text:p>PR Ch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7" table:number-columns-repeated="4"/>
          <table:table-cell table:number-columns-repeated="3"/>
          <table:table-cell table:style-name="ce62" office:value-type="float" office:value="7700" calcext:value-type="float">
            <text:p>7700</text:p>
          </table:table-cell>
          <table:table-cell table:style-name="ce64" office:value-type="float" office:value="2000" calcext:value-type="float">
            <text:p>2000</text:p>
          </table:table-cell>
          <table:table-cell table:style-name="ce118" office:value-type="float" office:value="1139960000" calcext:value-type="float">
            <text:p>1139960000</text:p>
          </table:table-cell>
          <table:table-cell table:style-name="ce121" office:value-type="string" calcext:value-type="string">
            <text:p>Ind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-9700" calcext:value-type="float">
            <text:p>-9700</text:p>
          </table:table-cell>
          <table:table-cell table:style-name="ce64" office:value-type="float" office:value="3800" calcext:value-type="float">
            <text:p>3800</text:p>
          </table:table-cell>
          <table:table-cell table:style-name="ce118" office:value-type="float" office:value="305540000" calcext:value-type="float">
            <text:p>305540000</text:p>
          </table:table-cell>
          <table:table-cell table:style-name="ce121" office:value-type="string" calcext:value-type="string">
            <text:p>United States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5" table:number-rows-spanned="1">
            <text:p>Garden Center Sales</text:p>
          </table:table-cell>
          <table:covered-table-cell table:number-columns-repeated="3" table:style-name="ce22"/>
          <table:covered-table-cell table:style-name="ce17"/>
          <table:table-cell table:number-columns-repeated="2"/>
          <table:table-cell table:style-name="ce62" office:value-type="float" office:value="12000" calcext:value-type="float">
            <text:p>12000</text:p>
          </table:table-cell>
          <table:table-cell table:style-name="ce64" office:value-type="float" office:value="-500" calcext:value-type="float">
            <text:p>-500</text:p>
          </table:table-cell>
          <table:table-cell table:style-name="ce118" office:value-type="float" office:value="228582000" calcext:value-type="float">
            <text:p>228582000</text:p>
          </table:table-cell>
          <table:table-cell table:style-name="ce121" office:value-type="string" calcext:value-type="string">
            <text:p>Indone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43" office:value-type="string" calcext:value-type="string">
            <text:p>Month</text:p>
          </table:table-cell>
          <table:table-cell table:style-name="ce84" office:value-type="string" calcext:value-type="string">
            <text:p>Bulbs</text:p>
          </table:table-cell>
          <table:table-cell table:style-name="ce84" office:value-type="string" calcext:value-type="string">
            <text:p>Seeds</text:p>
          </table:table-cell>
          <table:table-cell table:style-name="ce84" office:value-type="string" calcext:value-type="string">
            <text:p>Flowers</text:p>
          </table:table-cell>
          <table:table-cell table:style-name="ce79" office:value-type="string" calcext:value-type="string">
            <text:p>Trees &amp; shrubs</text:p>
          </table:table-cell>
          <table:table-cell table:number-columns-repeated="2"/>
          <table:table-cell table:style-name="ce62" office:value-type="float" office:value="-5500" calcext:value-type="float">
            <text:p>-5500</text:p>
          </table:table-cell>
          <table:table-cell table:style-name="ce64" office:value-type="float" office:value="-1000" calcext:value-type="float">
            <text:p>-1000</text:p>
          </table:table-cell>
          <table:table-cell table:style-name="ce118" office:value-type="float" office:value="187994000" calcext:value-type="float">
            <text:p>187994000</text:p>
          </table:table-cell>
          <table:table-cell table:style-name="ce121" office:value-type="string" calcext:value-type="string">
            <text:p>Brazil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Jan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500" calcext:value-type="float">
            <text:p>50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/>
          <table:table-cell table:style-name="ce62" office:value-type="float" office:value="7000" calcext:value-type="float">
            <text:p>7000</text:p>
          </table:table-cell>
          <table:table-cell table:style-name="ce64" office:value-type="float" office:value="3000" calcext:value-type="float">
            <text:p>3000</text:p>
          </table:table-cell>
          <table:table-cell table:style-name="ce118" office:value-type="float" office:value="164727000" calcext:value-type="float">
            <text:p>164727000</text:p>
          </table:table-cell>
          <table:table-cell table:style-name="ce121" office:value-type="string" calcext:value-type="string">
            <text:p>Pakist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Feb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500" calcext:value-type="float">
            <text:p>5500</text:p>
          </table:table-cell>
          <table:table-cell table:style-name="ce64" office:value-type="float" office:value="750" calcext:value-type="float">
            <text:p>750</text:p>
          </table:table-cell>
          <table:table-cell table:style-name="ce80" office:value-type="float" office:value="1500" calcext:value-type="float">
            <text:p>1500</text:p>
          </table:table-cell>
          <table:table-cell table:number-columns-repeated="2"/>
          <table:table-cell table:style-name="ce62" office:value-type="float" office:value="9000" calcext:value-type="float">
            <text:p>9000</text:p>
          </table:table-cell>
          <table:table-cell table:style-name="ce64" office:value-type="float" office:value="2400" calcext:value-type="float">
            <text:p>2400</text:p>
          </table:table-cell>
          <table:table-cell table:style-name="ce118" office:value-type="float" office:value="158665000" calcext:value-type="float">
            <text:p>158665000</text:p>
          </table:table-cell>
          <table:table-cell table:style-name="ce121" office:value-type="string" calcext:value-type="string">
            <text:p>Bangladesh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Mar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9000" calcext:value-type="float">
            <text:p>9000</text:p>
          </table:table-cell>
          <table:table-cell table:style-name="ce64" office:value-type="float" office:value="1500" calcext:value-type="float">
            <text:p>1500</text:p>
          </table:table-cell>
          <table:table-cell table:style-name="ce80" office:value-type="float" office:value="2500" calcext:value-type="float">
            <text:p>2500</text:p>
          </table:table-cell>
          <table:table-cell table:number-columns-repeated="2"/>
          <table:table-cell table:style-name="ce62" office:value-type="float" office:value="800" calcext:value-type="float">
            <text:p>800</text:p>
          </table:table-cell>
          <table:table-cell table:style-name="ce64" office:value-type="float" office:value="1000" calcext:value-type="float">
            <text:p>1000</text:p>
          </table:table-cell>
          <table:table-cell table:style-name="ce118" office:value-type="float" office:value="148093000" calcext:value-type="float">
            <text:p>148093000</text:p>
          </table:table-cell>
          <table:table-cell table:style-name="ce121" office:value-type="string" calcext:value-type="string">
            <text:p>Niger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Apr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6500" calcext:value-type="float">
            <text:p>6500</text:p>
          </table:table-cell>
          <table:table-cell table:style-name="ce64" office:value-type="float" office:value="2000" calcext:value-type="float">
            <text:p>2000</text:p>
          </table:table-cell>
          <table:table-cell table:style-name="ce80" office:value-type="float" office:value="4000" calcext:value-type="float">
            <text:p>4000</text:p>
          </table:table-cell>
          <table:table-cell table:number-columns-repeated="2"/>
          <table:table-cell table:style-name="ce62" office:value-type="float" office:value="10000" calcext:value-type="float">
            <text:p>10000</text:p>
          </table:table-cell>
          <table:table-cell table:style-name="ce64" office:value-type="float" office:value="6000" calcext:value-type="float">
            <text:p>6000</text:p>
          </table:table-cell>
          <table:table-cell table:style-name="ce118" office:value-type="float" office:value="141900000" calcext:value-type="float">
            <text:p>141900000</text:p>
          </table:table-cell>
          <table:table-cell table:style-name="ce121" office:value-type="string" calcext:value-type="string">
            <text:p>Rus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May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500" calcext:value-type="float">
            <text:p>3500</text:p>
          </table:table-cell>
          <table:table-cell table:style-name="ce64" office:value-type="float" office:value="5500" calcext:value-type="float">
            <text:p>5500</text:p>
          </table:table-cell>
          <table:table-cell table:style-name="ce80" office:value-type="float" office:value="3500" calcext:value-type="float">
            <text:p>3500</text:p>
          </table:table-cell>
          <table:table-cell table:number-columns-repeated="2"/>
          <table:table-cell table:style-name="ce62" office:value-type="float" office:value="13800" calcext:value-type="float">
            <text:p>13800</text:p>
          </table:table-cell>
          <table:table-cell table:style-name="ce64" office:value-type="float" office:value="3600" calcext:value-type="float">
            <text:p>3600</text:p>
          </table:table-cell>
          <table:table-cell table:style-name="ce118" office:value-type="float" office:value="127690000" calcext:value-type="float">
            <text:p>127690000</text:p>
          </table:table-cell>
          <table:table-cell table:style-name="ce121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Jun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7500" calcext:value-type="float">
            <text:p>7500</text:p>
          </table:table-cell>
          <table:table-cell table:style-name="ce80" office:value-type="float" office:value="1500" calcext:value-type="float">
            <text:p>1500</text:p>
          </table:table-cell>
          <table:table-cell table:number-columns-repeated="2"/>
          <table:table-cell table:style-name="ce62" office:value-type="float" office:value="-10200" calcext:value-type="float">
            <text:p>-10200</text:p>
          </table:table-cell>
          <table:table-cell table:style-name="ce64" office:value-type="float" office:value="2300" calcext:value-type="float">
            <text:p>2300</text:p>
          </table:table-cell>
          <table:table-cell table:style-name="ce118" office:value-type="float" office:value="106682500" calcext:value-type="float">
            <text:p>106682500</text:p>
          </table:table-cell>
          <table:table-cell table:style-name="ce121" office:value-type="string" calcext:value-type="string">
            <text:p>Mexico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Jul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8500" calcext:value-type="float">
            <text:p>8500</text:p>
          </table:table-cell>
          <table:table-cell table:style-name="ce80" office:value-type="float" office:value="800" calcext:value-type="float">
            <text:p>800</text:p>
          </table:table-cell>
          <table:table-cell table:number-columns-repeated="2"/>
          <table:table-cell table:style-name="ce62" office:value-type="float" office:value="200" calcext:value-type="float">
            <text:p>200</text:p>
          </table:table-cell>
          <table:table-cell table:style-name="ce64" office:value-type="float" office:value="4600" calcext:value-type="float">
            <text:p>4600</text:p>
          </table:table-cell>
          <table:table-cell table:style-name="ce118" office:value-type="float" office:value="64473140" calcext:value-type="float">
            <text:p>64473140</text:p>
          </table:table-cell>
          <table:table-cell table:style-name="ce121" office:value-type="string" calcext:value-type="string">
            <text:p>Franc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Aug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7000" calcext:value-type="float">
            <text:p>7000</text:p>
          </table:table-cell>
          <table:table-cell table:style-name="ce80" office:value-type="float" office:value="550" calcext:value-type="float">
            <text:p>550</text:p>
          </table:table-cell>
          <table:table-cell table:number-columns-repeated="2"/>
          <table:table-cell table:style-name="ce62" office:value-type="float" office:value="3500" calcext:value-type="float">
            <text:p>3500</text:p>
          </table:table-cell>
          <table:table-cell table:style-name="ce64" office:value-type="float" office:value="3900" calcext:value-type="float">
            <text:p>3900</text:p>
          </table:table-cell>
          <table:table-cell table:style-name="ce118" office:value-type="float" office:value="70586256" calcext:value-type="float">
            <text:p>70586256</text:p>
          </table:table-cell>
          <table:table-cell table:style-name="ce121" office:value-type="string" calcext:value-type="string">
            <text:p>Turke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Sep</text:p>
          </table:table-cell>
          <table:table-cell table:style-name="ce64" office:value-type="float" office:value="5000" calcext:value-type="float">
            <text:p>50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500" calcext:value-type="float">
            <text:p>3500</text:p>
          </table:table-cell>
          <table:table-cell table:style-name="ce80" office:value-type="float" office:value="2500" calcext:value-type="float">
            <text:p>2500</text:p>
          </table:table-cell>
          <table:table-cell table:number-columns-repeated="2"/>
          <table:table-cell table:style-name="ce62" office:value-type="float" office:value="900" calcext:value-type="float">
            <text:p>900</text:p>
          </table:table-cell>
          <table:table-cell table:style-name="ce64" office:value-type="float" office:value="5100" calcext:value-type="float">
            <text:p>5100</text:p>
          </table:table-cell>
          <table:table-cell table:style-name="ce118" office:value-type="float" office:value="82169000" calcext:value-type="float">
            <text:p>82169000</text:p>
          </table:table-cell>
          <table:table-cell table:style-name="ce121" office:value-type="string" calcext:value-type="string">
            <text:p>German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Oct</text:p>
          </table:table-cell>
          <table:table-cell table:style-name="ce64" office:value-type="float" office:value="8500" calcext:value-type="float">
            <text:p>85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500" calcext:value-type="float">
            <text:p>2500</text:p>
          </table:table-cell>
          <table:table-cell table:style-name="ce80" office:value-type="float" office:value="6000" calcext:value-type="float">
            <text:p>6000</text:p>
          </table:table-cell>
          <table:table-cell table:number-columns-repeated="2"/>
          <table:table-cell table:style-name="ce62" office:value-type="float" office:value="1250" calcext:value-type="float">
            <text:p>1250</text:p>
          </table:table-cell>
          <table:table-cell table:style-name="ce64" office:value-type="float" office:value="4250" calcext:value-type="float">
            <text:p>4250</text:p>
          </table:table-cell>
          <table:table-cell table:style-name="ce118" office:value-type="float" office:value="59619290" calcext:value-type="float">
            <text:p>59619290</text:p>
          </table:table-cell>
          <table:table-cell table:style-name="ce121" office:value-type="string" calcext:value-type="string">
            <text:p>Ital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Nov</text:p>
          </table:table-cell>
          <table:table-cell table:style-name="ce64" office:value-type="float" office:value="3500" calcext:value-type="float">
            <text:p>35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00" calcext:value-type="float">
            <text:p>500</text:p>
          </table:table-cell>
          <table:table-cell table:style-name="ce80" office:value-type="float" office:value="5500" calcext:value-type="float">
            <text:p>5500</text:p>
          </table:table-cell>
          <table:table-cell table:number-columns-repeated="2"/>
          <table:table-cell table:style-name="ce62" office:value-type="float" office:value="-200" calcext:value-type="float">
            <text:p>-200</text:p>
          </table:table-cell>
          <table:table-cell table:style-name="ce64" office:value-type="float" office:value="5400" calcext:value-type="float">
            <text:p>5400</text:p>
          </table:table-cell>
          <table:table-cell table:style-name="ce118" office:value-type="float" office:value="61186000" calcext:value-type="float">
            <text:p>61186000</text:p>
          </table:table-cell>
          <table:table-cell table:style-name="ce121" office:value-type="string" calcext:value-type="string">
            <text:p>United Kingdom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43" office:value-type="string" calcext:value-type="string">
            <text:p>Dec</text:p>
          </table:table-cell>
          <table:table-cell table:style-name="ce84" office:value-type="float" office:value="500" calcext:value-type="float">
            <text:p>50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00" calcext:value-type="float">
            <text:p>100</text:p>
          </table:table-cell>
          <table:table-cell table:style-name="ce79" office:value-type="float" office:value="3000" calcext:value-type="float">
            <text:p>3000</text:p>
          </table:table-cell>
          <table:table-cell table:number-columns-repeated="2"/>
          <table:table-cell table:style-name="ce62" office:value-type="float" office:value="610" calcext:value-type="float">
            <text:p>610</text:p>
          </table:table-cell>
          <table:table-cell table:style-name="ce64" office:value-type="float" office:value="4945" calcext:value-type="float">
            <text:p>4945</text:p>
          </table:table-cell>
          <table:table-cell table:style-name="ce118" office:value-type="float" office:value="483800" calcext:value-type="float">
            <text:p>483800</text:p>
          </table:table-cell>
          <table:table-cell table:style-name="ce121" office:value-type="string" calcext:value-type="string">
            <text:p>Luxembourg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-1800" calcext:value-type="float">
            <text:p>-1800</text:p>
          </table:table-cell>
          <table:table-cell table:style-name="ce64" office:value-type="float" office:value="6500" calcext:value-type="float">
            <text:p>6500</text:p>
          </table:table-cell>
          <table:table-cell table:style-name="ce118" office:value-type="float" office:value="320169" calcext:value-type="float">
            <text:p>320169</text:p>
          </table:table-cell>
          <table:table-cell table:style-name="ce121" office:value-type="string" calcext:value-type="string">
            <text:p>Iceland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1000" calcext:value-type="float">
            <text:p>1000</text:p>
          </table:table-cell>
          <table:table-cell table:style-name="ce64" office:value-type="float" office:value="6200" calcext:value-type="float">
            <text:p>6200</text:p>
          </table:table-cell>
          <table:table-cell table:style-name="ce118" office:value-type="float" office:value="4790300" calcext:value-type="float">
            <text:p>4790300</text:p>
          </table:table-cell>
          <table:table-cell table:style-name="ce121" office:value-type="string" calcext:value-type="string">
            <text:p>Norwa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13300" calcext:value-type="float">
            <text:p>13300</text:p>
          </table:table-cell>
          <table:table-cell table:style-name="ce64" office:value-type="float" office:value="-2700" calcext:value-type="float">
            <text:p>-2700</text:p>
          </table:table-cell>
          <table:table-cell table:style-name="ce118" office:value-type="float" office:value="21473500" calcext:value-type="float">
            <text:p>21473500</text:p>
          </table:table-cell>
          <table:table-cell table:style-name="ce121" office:value-type="string" calcext:value-type="string">
            <text:p>Austral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13800" calcext:value-type="float">
            <text:p>13800</text:p>
          </table:table-cell>
          <table:table-cell table:style-name="ce64" office:value-type="float" office:value="3600" calcext:value-type="float">
            <text:p>3600</text:p>
          </table:table-cell>
          <table:table-cell table:style-name="ce118" office:value-type="float" office:value="127690000" calcext:value-type="float">
            <text:p>127690000</text:p>
          </table:table-cell>
          <table:table-cell table:style-name="ce121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6" table:number-rows-spanned="1">
            <text:p>Happy Systems (HASY)</text:p>
          </table:table-cell>
          <table:covered-table-cell table:number-columns-repeated="4" table:style-name="ce22"/>
          <table:covered-table-cell table:style-name="ce17"/>
          <table:table-cell/>
          <table:table-cell table:style-name="ce62" office:value-type="float" office:value="-6400" calcext:value-type="float">
            <text:p>-6400</text:p>
          </table:table-cell>
          <table:table-cell table:style-name="ce64" office:value-type="float" office:value="-3400" calcext:value-type="float">
            <text:p>-3400</text:p>
          </table:table-cell>
          <table:table-cell table:style-name="ce118" office:value-type="float" office:value="40301927" calcext:value-type="float">
            <text:p>40301927</text:p>
          </table:table-cell>
          <table:table-cell table:style-name="ce121" office:value-type="string" calcext:value-type="string">
            <text:p>Argent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43" office:value-type="string" calcext:value-type="string">
            <text:p>Date</text:p>
          </table:table-cell>
          <table:table-cell table:style-name="ce86" office:value-type="string" calcext:value-type="string">
            <text:p>Volume</text:p>
          </table:table-cell>
          <table:table-cell table:style-name="ce86" office:value-type="string" calcext:value-type="string">
            <text:p>Open</text:p>
          </table:table-cell>
          <table:table-cell table:style-name="ce86" office:value-type="string" calcext:value-type="string">
            <text:p>Low</text:p>
          </table:table-cell>
          <table:table-cell table:style-name="ce86" office:value-type="string" calcext:value-type="string">
            <text:p>High</text:p>
          </table:table-cell>
          <table:table-cell table:style-name="ce107" office:value-type="string" calcext:value-type="string">
            <text:p>Close</text:p>
          </table:table-cell>
          <table:table-cell/>
          <table:table-cell table:style-name="ce62" office:value-type="float" office:value="2400" calcext:value-type="float">
            <text:p>2400</text:p>
          </table:table-cell>
          <table:table-cell table:style-name="ce64" office:value-type="float" office:value="-2900" calcext:value-type="float">
            <text:p>-2900</text:p>
          </table:table-cell>
          <table:table-cell table:style-name="ce118" office:value-type="float" office:value="47850700" calcext:value-type="float">
            <text:p>47850700</text:p>
          </table:table-cell>
          <table:table-cell table:style-name="ce121" office:value-type="string" calcext:value-type="string">
            <text:p>South Afric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07" calcext:value-type="date">
            <text:p>Apr 7, 2015</text:p>
          </table:table-cell>
          <table:table-cell table:style-name="ce87" office:value-type="float" office:value="15000000" calcext:value-type="float">
            <text:p>15,000,000</text:p>
          </table:table-cell>
          <table:table-cell table:style-name="ce95" office:value-type="currency" office:currency="USD" office:value="88.75" calcext:value-type="currency">
            <text:p>$88.75</text:p>
          </table:table-cell>
          <table:table-cell table:style-name="ce95" office:value-type="currency" office:currency="USD" office:value="88.875" calcext:value-type="currency">
            <text:p>$88.88</text:p>
          </table:table-cell>
          <table:table-cell table:style-name="ce95" office:value-type="currency" office:currency="USD" office:value="94.5" calcext:value-type="currency">
            <text:p>$94.50</text:p>
          </table:table-cell>
          <table:table-cell table:style-name="ce108" office:value-type="currency" office:currency="USD" office:value="92.6875" calcext:value-type="currency">
            <text:p>$92.69</text:p>
          </table:table-cell>
          <table:table-cell/>
          <table:table-cell table:style-name="ce62" office:value-type="float" office:value="-7200" calcext:value-type="float">
            <text:p>-7200</text:p>
          </table:table-cell>
          <table:table-cell table:style-name="ce64" office:value-type="float" office:value="400" calcext:value-type="float">
            <text:p>400</text:p>
          </table:table-cell>
          <table:table-cell table:style-name="ce118" office:value-type="float" office:value="44603000" calcext:value-type="float">
            <text:p>44603000</text:p>
          </table:table-cell>
          <table:table-cell table:style-name="ce121" office:value-type="string" calcext:value-type="string">
            <text:p>Colomb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08" calcext:value-type="date">
            <text:p>Apr 8, 2015</text:p>
          </table:table-cell>
          <table:table-cell table:style-name="ce87" office:value-type="float" office:value="14652562" calcext:value-type="float">
            <text:p>14,652,562</text:p>
          </table:table-cell>
          <table:table-cell table:style-name="ce95" table:formula="of:=[.F87]" office:value-type="currency" office:currency="USD" office:value="92.6875" calcext:value-type="currency">
            <text:p>$92.69</text:p>
          </table:table-cell>
          <table:table-cell table:style-name="ce95" office:value-type="currency" office:currency="USD" office:value="87" calcext:value-type="currency">
            <text:p>$87.00</text:p>
          </table:table-cell>
          <table:table-cell table:style-name="ce95" office:value-type="currency" office:currency="USD" office:value="95.5" calcext:value-type="currency">
            <text:p>$95.50</text:p>
          </table:table-cell>
          <table:table-cell table:style-name="ce108" office:value-type="currency" office:currency="USD" office:value="93.6875" calcext:value-type="currency">
            <text:p>$93.69</text:p>
          </table:table-cell>
          <table:table-cell/>
          <table:table-cell table:style-name="ce62" office:value-type="float" office:value="3000" calcext:value-type="float">
            <text:p>3000</text:p>
          </table:table-cell>
          <table:table-cell table:style-name="ce64" office:value-type="float" office:value="2700" calcext:value-type="float">
            <text:p>2700</text:p>
          </table:table-cell>
          <table:table-cell table:style-name="ce118" office:value-type="float" office:value="75482000" calcext:value-type="float">
            <text:p>75482000</text:p>
          </table:table-cell>
          <table:table-cell table:style-name="ce121" office:value-type="string" calcext:value-type="string">
            <text:p>Egypt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09" calcext:value-type="date">
            <text:p>Apr 9, 2015</text:p>
          </table:table-cell>
          <table:table-cell table:style-name="ce87" office:value-type="float" office:value="15070589" calcext:value-type="float">
            <text:p>15,070,589</text:p>
          </table:table-cell>
          <table:table-cell table:style-name="ce95" table:formula="of:=[.F88]" office:value-type="currency" office:currency="USD" office:value="93.6875" calcext:value-type="currency">
            <text:p>$93.69</text:p>
          </table:table-cell>
          <table:table-cell table:style-name="ce95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96.5" calcext:value-type="currency">
            <text:p>$96.50</text:p>
          </table:table-cell>
          <table:table-cell table:style-name="ce108" office:value-type="currency" office:currency="USD" office:value="92" calcext:value-type="currency">
            <text:p>$92.00</text:p>
          </table:table-cell>
          <table:table-cell/>
          <table:table-cell table:style-name="ce62" office:value-type="float" office:value="1830" calcext:value-type="float">
            <text:p>1830</text:p>
          </table:table-cell>
          <table:table-cell table:style-name="ce64" office:value-type="float" office:value="-1230" calcext:value-type="float">
            <text:p>-1230</text:p>
          </table:table-cell>
          <table:table-cell table:style-name="ce118" office:value-type="float" office:value="17024000" calcext:value-type="float">
            <text:p>17024000</text:p>
          </table:table-cell>
          <table:table-cell table:style-name="ce121" office:value-type="string" calcext:value-type="string">
            <text:p>Angol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0" calcext:value-type="date">
            <text:p>Apr 10, 2015</text:p>
          </table:table-cell>
          <table:table-cell table:style-name="ce87" office:value-type="float" office:value="15207571" calcext:value-type="float">
            <text:p>15,207,571</text:p>
          </table:table-cell>
          <table:table-cell table:style-name="ce95" table:formula="of:=[.F89]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90" calcext:value-type="currency">
            <text:p>$90.00</text:p>
          </table:table-cell>
          <table:table-cell table:style-name="ce95" office:value-type="currency" office:currency="USD" office:value="97.5" calcext:value-type="currency">
            <text:p>$97.5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/>
          <table:table-cell table:style-name="ce62" office:value-type="float" office:value="3000" calcext:value-type="float">
            <text:p>3000</text:p>
          </table:table-cell>
          <table:table-cell table:style-name="ce64" office:value-type="float" office:value="-2000" calcext:value-type="float">
            <text:p>-2000</text:p>
          </table:table-cell>
          <table:table-cell table:style-name="ce118" office:value-type="float" office:value="13349000" calcext:value-type="float">
            <text:p>13349000</text:p>
          </table:table-cell>
          <table:table-cell table:style-name="ce121" office:value-type="string" calcext:value-type="string">
            <text:p>Zimbabw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1" calcext:value-type="date">
            <text:p>Apr 11, 2015</text:p>
          </table:table-cell>
          <table:table-cell table:style-name="ce87" office:value-type="float" office:value="14869716" calcext:value-type="float">
            <text:p>14,869,716</text:p>
          </table:table-cell>
          <table:table-cell table:style-name="ce95" table:formula="of:=[.F90]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0" calcext:value-type="currency">
            <text:p>$90.00</text:p>
          </table:table-cell>
          <table:table-cell table:style-name="ce95" office:value-type="currency" office:currency="USD" office:value="98.5" calcext:value-type="currency">
            <text:p>$98.50</text:p>
          </table:table-cell>
          <table:table-cell table:style-name="ce108" office:value-type="currency" office:currency="USD" office:value="93.6" calcext:value-type="currency">
            <text:p>$93.60</text:p>
          </table:table-cell>
          <table:table-cell/>
          <table:table-cell table:style-name="ce62" office:value-type="float" office:value="3800" calcext:value-type="float">
            <text:p>3800</text:p>
          </table:table-cell>
          <table:table-cell table:style-name="ce64" office:value-type="float" office:value="100" calcext:value-type="float">
            <text:p>100</text:p>
          </table:table-cell>
          <table:table-cell table:style-name="ce118" office:value-type="float" office:value="37538000" calcext:value-type="float">
            <text:p>37538000</text:p>
          </table:table-cell>
          <table:table-cell table:style-name="ce121" office:value-type="string" calcext:value-type="string">
            <text:p>Keny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2" calcext:value-type="date">
            <text:p>Apr 12, 2015</text:p>
          </table:table-cell>
          <table:table-cell table:style-name="ce87" office:value-type="float" office:value="15225943" calcext:value-type="float">
            <text:p>15,225,943</text:p>
          </table:table-cell>
          <table:table-cell table:style-name="ce95" table:formula="of:=[.F91]" office:value-type="currency" office:currency="USD" office:value="93.6" calcext:value-type="currency">
            <text:p>$93.60</text:p>
          </table:table-cell>
          <table:table-cell table:style-name="ce95" office:value-type="currency" office:currency="USD" office:value="87" calcext:value-type="currency">
            <text:p>$87.00</text:p>
          </table:table-cell>
          <table:table-cell table:style-name="ce95" office:value-type="currency" office:currency="USD" office:value="99.5" calcext:value-type="currency">
            <text:p>$99.50</text:p>
          </table:table-cell>
          <table:table-cell table:style-name="ce108" office:value-type="currency" office:currency="USD" office:value="93.8" calcext:value-type="currency">
            <text:p>$93.80</text:p>
          </table:table-cell>
          <table:table-cell/>
          <table:table-cell table:style-name="ce62" office:value-type="float" office:value="-9500" calcext:value-type="float">
            <text:p>-9500</text:p>
          </table:table-cell>
          <table:table-cell table:style-name="ce64" office:value-type="float" office:value="6000" calcext:value-type="float">
            <text:p>6000</text:p>
          </table:table-cell>
          <table:table-cell table:style-name="ce118" office:value-type="float" office:value="33415800" calcext:value-type="float">
            <text:p>33415800</text:p>
          </table:table-cell>
          <table:table-cell table:style-name="ce121" office:value-type="string" calcext:value-type="string">
            <text:p>Canad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3" calcext:value-type="date">
            <text:p>Apr 13, 2015</text:p>
          </table:table-cell>
          <table:table-cell table:style-name="ce87" office:value-type="float" office:value="15243446" calcext:value-type="float">
            <text:p>15,243,446</text:p>
          </table:table-cell>
          <table:table-cell table:style-name="ce95" table:formula="of:=[.F92]" office:value-type="currency" office:currency="USD" office:value="93.8" calcext:value-type="currency">
            <text:p>$93.80</text:p>
          </table:table-cell>
          <table:table-cell table:style-name="ce95" office:value-type="currency" office:currency="USD" office:value="88" calcext:value-type="currency">
            <text:p>$88.00</text:p>
          </table:table-cell>
          <table:table-cell table:style-name="ce95" office:value-type="currency" office:currency="USD" office:value="100.5" calcext:value-type="currency">
            <text:p>$100.50</text:p>
          </table:table-cell>
          <table:table-cell table:style-name="ce108" office:value-type="currency" office:currency="USD" office:value="94" calcext:value-type="currency">
            <text:p>$94.00</text:p>
          </table:table-cell>
          <table:table-cell/>
          <table:table-cell table:style-name="ce43" office:value-type="float" office:value="5300" calcext:value-type="float">
            <text:p>5300</text:p>
          </table:table-cell>
          <table:table-cell table:style-name="ce84" office:value-type="float" office:value="3200" calcext:value-type="float">
            <text:p>3200</text:p>
          </table:table-cell>
          <table:table-cell table:style-name="ce117" office:value-type="float" office:value="70495782" calcext:value-type="float">
            <text:p>70495782</text:p>
          </table:table-cell>
          <table:table-cell table:style-name="ce107" office:value-type="string" calcext:value-type="string">
            <text:p>Iran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4" calcext:value-type="date">
            <text:p>Apr 14, 2015</text:p>
          </table:table-cell>
          <table:table-cell table:style-name="ce87" office:value-type="float" office:value="14889873" calcext:value-type="float">
            <text:p>14,889,873</text:p>
          </table:table-cell>
          <table:table-cell table:style-name="ce95" table:formula="of:=[.F93]" office:value-type="currency" office:currency="USD" office:value="94" calcext:value-type="currency">
            <text:p>$94.00</text:p>
          </table:table-cell>
          <table:table-cell table:style-name="ce95" office:value-type="currency" office:currency="USD" office:value="89" calcext:value-type="currency">
            <text:p>$89.00</text:p>
          </table:table-cell>
          <table:table-cell table:style-name="ce95" office:value-type="currency" office:currency="USD" office:value="101.5" calcext:value-type="currency">
            <text:p>$101.5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/>
          <table:table-cell table:style-name="ce64" office:value-type="string" calcext:value-type="string">
            <text:p>bubble with label</text:p>
          </table:table-cell>
          <table:table-cell table:style-name="ce64"/>
          <table:table-cell table:style-name="ce118" table:number-columns-repeated="2"/>
          <table:table-cell table:number-columns-repeated="1010"/>
        </table:table-row>
        <table:table-row table:style-name="ro2">
          <table:table-cell table:style-name="ce69" office:value-type="date" office:date-value="2015-04-15" calcext:value-type="date">
            <text:p>Apr 15, 2015</text:p>
          </table:table-cell>
          <table:table-cell table:style-name="ce87" office:value-type="float" office:value="14781243" calcext:value-type="float">
            <text:p>14,781,243</text:p>
          </table:table-cell>
          <table:table-cell table:style-name="ce95" table:formula="of:=[.F94]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0" calcext:value-type="currency">
            <text:p>$90.00</text:p>
          </table:table-cell>
          <table:table-cell table:style-name="ce95" office:value-type="currency" office:currency="USD" office:value="100" calcext:value-type="currency">
            <text:p>$100.00</text:p>
          </table:table-cell>
          <table:table-cell table:style-name="ce108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6" calcext:value-type="date">
            <text:p>Apr 16, 2015</text:p>
          </table:table-cell>
          <table:table-cell table:style-name="ce87" office:value-type="float" office:value="15132068" calcext:value-type="float">
            <text:p>15,132,068</text:p>
          </table:table-cell>
          <table:table-cell table:style-name="ce95" table:formula="of:=[.F95]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88" calcext:value-type="currency">
            <text:p>$88.00</text:p>
          </table:table-cell>
          <table:table-cell table:style-name="ce95" office:value-type="currency" office:currency="USD" office:value="96" calcext:value-type="currency">
            <text:p>$96.00</text:p>
          </table:table-cell>
          <table:table-cell table:style-name="ce108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7" calcext:value-type="date">
            <text:p>Apr 17, 2015</text:p>
          </table:table-cell>
          <table:table-cell table:style-name="ce87" office:value-type="float" office:value="15253822" calcext:value-type="float">
            <text:p>15,253,822</text:p>
          </table:table-cell>
          <table:table-cell table:style-name="ce95" table:formula="of:=[.F96]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89" calcext:value-type="currency">
            <text:p>$89.00</text:p>
          </table:table-cell>
          <table:table-cell table:style-name="ce95" office:value-type="currency" office:currency="USD" office:value="95" calcext:value-type="currency">
            <text:p>$95.0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8" calcext:value-type="date">
            <text:p>Apr 18, 2015</text:p>
          </table:table-cell>
          <table:table-cell table:style-name="ce87" office:value-type="float" office:value="14919019" calcext:value-type="float">
            <text:p>14,919,019</text:p>
          </table:table-cell>
          <table:table-cell table:style-name="ce95" table:formula="of:=[.F97]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7" calcext:value-type="currency">
            <text:p>$97.00</text:p>
          </table:table-cell>
          <table:table-cell table:style-name="ce108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9" calcext:value-type="date">
            <text:p>Apr 19, 2015</text:p>
          </table:table-cell>
          <table:table-cell table:style-name="ce87" office:value-type="float" office:value="14972533" calcext:value-type="float">
            <text:p>14,972,533</text:p>
          </table:table-cell>
          <table:table-cell table:style-name="ce95" table:formula="of:=[.F98]" office:value-type="currency" office:currency="USD" office:value="95" calcext:value-type="currency">
            <text:p>$95.00</text:p>
          </table:table-cell>
          <table:table-cell table:style-name="ce95" office:value-type="currency" office:currency="USD" office:value="84" calcext:value-type="currency">
            <text:p>$84.00</text:p>
          </table:table-cell>
          <table:table-cell table:style-name="ce95" office:value-type="currency" office:currency="USD" office:value="95" calcext:value-type="currency">
            <text:p>$95.00</text:p>
          </table:table-cell>
          <table:table-cell table:style-name="ce108" office:value-type="currency" office:currency="USD" office:value="91" calcext:value-type="currency">
            <text:p>$91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0" calcext:value-type="date">
            <text:p>Apr 20, 2015</text:p>
          </table:table-cell>
          <table:table-cell table:style-name="ce87" office:value-type="float" office:value="14642786" calcext:value-type="float">
            <text:p>14,642,786</text:p>
          </table:table-cell>
          <table:table-cell table:style-name="ce95" table:formula="of:=[.F99]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87" calcext:value-type="currency">
            <text:p>$87.00</text:p>
          </table:table-cell>
          <table:table-cell table:style-name="ce95" office:value-type="currency" office:currency="USD" office:value="100" calcext:value-type="currency">
            <text:p>$100.00</text:p>
          </table:table-cell>
          <table:table-cell table:style-name="ce108" office:value-type="currency" office:currency="USD" office:value="97" calcext:value-type="currency">
            <text:p>$97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1" calcext:value-type="date">
            <text:p>Apr 21, 2015</text:p>
          </table:table-cell>
          <table:table-cell table:style-name="ce87" office:value-type="float" office:value="14804376" calcext:value-type="float">
            <text:p>14,804,376</text:p>
          </table:table-cell>
          <table:table-cell table:style-name="ce95" table:formula="of:=[.F100]" office:value-type="currency" office:currency="USD" office:value="97" calcext:value-type="currency">
            <text:p>$97.00</text:p>
          </table:table-cell>
          <table:table-cell table:style-name="ce95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98" calcext:value-type="currency">
            <text:p>$98.00</text:p>
          </table:table-cell>
          <table:table-cell table:style-name="ce108" office:value-type="currency" office:currency="USD" office:value="96" calcext:value-type="currency">
            <text:p>$96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2" calcext:value-type="date">
            <text:p>Apr 22, 2015</text:p>
          </table:table-cell>
          <table:table-cell table:style-name="ce87" office:value-type="float" office:value="14907452" calcext:value-type="float">
            <text:p>14,907,452</text:p>
          </table:table-cell>
          <table:table-cell table:style-name="ce95" table:formula="of:=[.F101]" office:value-type="currency" office:currency="USD" office:value="96" calcext:value-type="currency">
            <text:p>$96.00</text:p>
          </table:table-cell>
          <table:table-cell table:style-name="ce95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102" calcext:value-type="currency">
            <text:p>$102.00</text:p>
          </table:table-cell>
          <table:table-cell table:style-name="ce108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3" calcext:value-type="date">
            <text:p>Apr 23, 2015</text:p>
          </table:table-cell>
          <table:table-cell table:style-name="ce87" office:value-type="float" office:value="15319376" calcext:value-type="float">
            <text:p>15,319,376</text:p>
          </table:table-cell>
          <table:table-cell table:style-name="ce95" table:formula="of:=[.F102]" office:value-type="currency" office:currency="USD" office:value="95" calcext:value-type="currency">
            <text:p>$95.00</text:p>
          </table:table-cell>
          <table:table-cell table:style-name="ce95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96" calcext:value-type="currency">
            <text:p>$96.0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70" office:value-type="date" office:date-value="2015-04-24" calcext:value-type="date">
            <text:p>Apr 24, 2015</text:p>
          </table:table-cell>
          <table:table-cell table:style-name="ce88" office:value-type="float" office:value="15066118" calcext:value-type="float">
            <text:p>15,066,118</text:p>
          </table:table-cell>
          <table:table-cell table:style-name="ce96" table:formula="of:=[.F103]" office:value-type="currency" office:currency="USD" office:value="93" calcext:value-type="currency">
            <text:p>$93.00</text:p>
          </table:table-cell>
          <table:table-cell table:style-name="ce96" office:value-type="currency" office:currency="USD" office:value="94" calcext:value-type="currency">
            <text:p>$94.00</text:p>
          </table:table-cell>
          <table:table-cell table:style-name="ce96" office:value-type="currency" office:currency="USD" office:value="99" calcext:value-type="currency">
            <text:p>$99.00</text:p>
          </table:table-cell>
          <table:table-cell table:style-name="ce109" office:value-type="currency" office:currency="USD" office:value="98" calcext:value-type="currency">
            <text:p>$98.00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stock</text:p>
          </table:table-cell>
          <table:table-cell table:style-name="ce64" table:number-columns-repeated="5"/>
          <table:table-cell table:number-columns-repeated="1015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Ice Cream Sales vs Temperature</text:p>
          </table:table-cell>
          <table:covered-table-cell table:style-name="ce17"/>
          <table:table-cell table:number-columns-repeated="2"/>
          <table:table-cell table:style-name="ce39" office:value-type="string" calcext:value-type="string" table:number-columns-spanned="3" table:number-rows-spanned="1">
            <text:p>Power Function Test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43" office:value-type="string" calcext:value-type="string">
            <text:p>Temperature °C</text:p>
          </table:table-cell>
          <table:table-cell table:style-name="ce79" office:value-type="string" calcext:value-type="string">
            <text:p>Ice Cream Sales</text:p>
          </table:table-cell>
          <table:table-cell table:number-columns-repeated="2"/>
          <table:table-cell table:style-name="ce43" office:value-type="string" calcext:value-type="string">
            <text:p>Input</text:p>
          </table:table-cell>
          <table:table-cell table:style-name="ce84" office:value-type="string" calcext:value-type="string">
            <text:p>Output</text:p>
          </table:table-cell>
          <table:table-cell table:style-name="ce79" office:value-type="string" calcext:value-type="string">
            <text:p>Actual</text:p>
          </table:table-cell>
          <table:table-cell table:number-columns-repeated="1014"/>
        </table:table-row>
        <table:table-row table:style-name="ro2">
          <table:table-cell table:style-name="ce71" office:value-type="float" office:value="14.2" calcext:value-type="float">
            <text:p>14.2</text:p>
          </table:table-cell>
          <table:table-cell table:style-name="ce89" office:value-type="currency" office:currency="USD" office:value="215" calcext:value-type="currency">
            <text:p>$215</text:p>
          </table:table-cell>
          <table:table-cell table:number-columns-repeated="2"/>
          <table:table-cell table:style-name="ce62" office:value-type="float" office:value="2.1" calcext:value-type="float">
            <text:p>2.1</text:p>
          </table:table-cell>
          <table:table-cell table:style-name="ce64" office:value-type="float" office:value="21" calcext:value-type="float">
            <text:p>21</text:p>
          </table:table-cell>
          <table:table-cell table:style-name="ce111" table:formula="of:=4.1*POWER([.E111]; 2.3)" office:value-type="float" office:value="22.5885438076143" calcext:value-type="float">
            <text:p>22.5885438076143</text:p>
          </table:table-cell>
          <table:table-cell table:number-columns-repeated="1014"/>
        </table:table-row>
        <table:table-row table:style-name="ro2">
          <table:table-cell table:style-name="ce71" office:value-type="float" office:value="16.4" calcext:value-type="float">
            <text:p>16.4</text:p>
          </table:table-cell>
          <table:table-cell table:style-name="ce89" office:value-type="currency" office:currency="USD" office:value="325" calcext:value-type="currency">
            <text:p>$325</text:p>
          </table:table-cell>
          <table:table-cell table:number-columns-repeated="2"/>
          <table:table-cell table:style-name="ce62" office:value-type="float" office:value="4.5" calcext:value-type="float">
            <text:p>4.5</text:p>
          </table:table-cell>
          <table:table-cell table:style-name="ce64" office:value-type="float" office:value="132" calcext:value-type="float">
            <text:p>132</text:p>
          </table:table-cell>
          <table:table-cell table:style-name="ce111" table:formula="of:=4.1*POWER([.E112]; 2.3)" office:value-type="float" office:value="130.368490926574" calcext:value-type="float">
            <text:p>130.368490926574</text:p>
          </table:table-cell>
          <table:table-cell table:number-columns-repeated="1014"/>
        </table:table-row>
        <table:table-row table:style-name="ro2">
          <table:table-cell table:style-name="ce71" office:value-type="float" office:value="11.9" calcext:value-type="float">
            <text:p>11.9</text:p>
          </table:table-cell>
          <table:table-cell table:style-name="ce89" office:value-type="currency" office:currency="USD" office:value="185" calcext:value-type="currency">
            <text:p>$185</text:p>
          </table:table-cell>
          <table:table-cell table:number-columns-repeated="2"/>
          <table:table-cell table:style-name="ce62" office:value-type="float" office:value="7.3" calcext:value-type="float">
            <text:p>7.3</text:p>
          </table:table-cell>
          <table:table-cell table:style-name="ce64" office:value-type="float" office:value="397" calcext:value-type="float">
            <text:p>397</text:p>
          </table:table-cell>
          <table:table-cell table:style-name="ce111" table:formula="of:=4.1*POWER([.E113]; 2.3)" office:value-type="float" office:value="396.667331888248" calcext:value-type="float">
            <text:p>396.667331888248</text:p>
          </table:table-cell>
          <table:table-cell table:number-columns-repeated="1014"/>
        </table:table-row>
        <table:table-row table:style-name="ro2">
          <table:table-cell table:style-name="ce71" office:value-type="float" office:value="15.2" calcext:value-type="float">
            <text:p>15.2</text:p>
          </table:table-cell>
          <table:table-cell table:style-name="ce89" office:value-type="currency" office:currency="USD" office:value="332" calcext:value-type="currency">
            <text:p>$332</text:p>
          </table:table-cell>
          <table:table-cell table:number-columns-repeated="2"/>
          <table:table-cell table:style-name="ce62" office:value-type="float" office:value="7.5" calcext:value-type="float">
            <text:p>7.5</text:p>
          </table:table-cell>
          <table:table-cell table:style-name="ce64" office:value-type="float" office:value="433" calcext:value-type="float">
            <text:p>433</text:p>
          </table:table-cell>
          <table:table-cell table:style-name="ce111" table:formula="of:=4.1*POWER([.E114]; 2.3)" office:value-type="float" office:value="422.109146233233" calcext:value-type="float">
            <text:p>422.109146233233</text:p>
          </table:table-cell>
          <table:table-cell table:number-columns-repeated="1014"/>
        </table:table-row>
        <table:table-row table:style-name="ro2">
          <table:table-cell table:style-name="ce71" office:value-type="float" office:value="18.5" calcext:value-type="float">
            <text:p>18.5</text:p>
          </table:table-cell>
          <table:table-cell table:style-name="ce89" office:value-type="currency" office:currency="USD" office:value="406" calcext:value-type="currency">
            <text:p>$406</text:p>
          </table:table-cell>
          <table:table-cell table:number-columns-repeated="2"/>
          <table:table-cell table:style-name="ce62" office:value-type="float" office:value="8.2" calcext:value-type="float">
            <text:p>8.2</text:p>
          </table:table-cell>
          <table:table-cell table:style-name="ce64" office:value-type="float" office:value="516" calcext:value-type="float">
            <text:p>516</text:p>
          </table:table-cell>
          <table:table-cell table:style-name="ce111" table:formula="of:=4.1*POWER([.E115]; 2.3)" office:value-type="float" office:value="518.269578411921" calcext:value-type="float">
            <text:p>518.269578411921</text:p>
          </table:table-cell>
          <table:table-cell table:number-columns-repeated="1014"/>
        </table:table-row>
        <table:table-row table:style-name="ro2">
          <table:table-cell table:style-name="ce71" office:value-type="float" office:value="22.1" calcext:value-type="float">
            <text:p>22.1</text:p>
          </table:table-cell>
          <table:table-cell table:style-name="ce89" office:value-type="currency" office:currency="USD" office:value="522" calcext:value-type="currency">
            <text:p>$522</text:p>
          </table:table-cell>
          <table:table-cell table:number-columns-repeated="2"/>
          <table:table-cell table:style-name="ce62" office:value-type="float" office:value="9.3" calcext:value-type="float">
            <text:p>9.3</text:p>
          </table:table-cell>
          <table:table-cell table:style-name="ce64" office:value-type="float" office:value="690" calcext:value-type="float">
            <text:p>690</text:p>
          </table:table-cell>
          <table:table-cell table:style-name="ce111" table:formula="of:=4.1*POWER([.E116]; 2.3)" office:value-type="float" office:value="692.300489035677" calcext:value-type="float">
            <text:p>692.300489035677</text:p>
          </table:table-cell>
          <table:table-cell table:number-columns-repeated="1014"/>
        </table:table-row>
        <table:table-row table:style-name="ro2">
          <table:table-cell table:style-name="ce71" office:value-type="float" office:value="19.4" calcext:value-type="float">
            <text:p>19.4</text:p>
          </table:table-cell>
          <table:table-cell table:style-name="ce89" office:value-type="currency" office:currency="USD" office:value="412" calcext:value-type="currency">
            <text:p>$412</text:p>
          </table:table-cell>
          <table:table-cell table:number-columns-repeated="2"/>
          <table:table-cell table:style-name="ce62" office:value-type="float" office:value="11.6" calcext:value-type="float">
            <text:p>11.6</text:p>
          </table:table-cell>
          <table:table-cell table:style-name="ce64" office:value-type="float" office:value="1148" calcext:value-type="float">
            <text:p>1148</text:p>
          </table:table-cell>
          <table:table-cell table:style-name="ce111" table:formula="of:=4.1*POWER([.E117]; 2.3)" office:value-type="float" office:value="1150.89905096152" calcext:value-type="float">
            <text:p>1150.89905096152</text:p>
          </table:table-cell>
          <table:table-cell table:number-columns-repeated="1014"/>
        </table:table-row>
        <table:table-row table:style-name="ro2">
          <table:table-cell table:style-name="ce71" office:value-type="float" office:value="25.1" calcext:value-type="float">
            <text:p>25.1</text:p>
          </table:table-cell>
          <table:table-cell table:style-name="ce89" office:value-type="currency" office:currency="USD" office:value="614" calcext:value-type="currency">
            <text:p>$614</text:p>
          </table:table-cell>
          <table:table-cell table:number-columns-repeated="2"/>
          <table:table-cell table:style-name="ce62" office:value-type="float" office:value="15.7" calcext:value-type="float">
            <text:p>15.7</text:p>
          </table:table-cell>
          <table:table-cell table:style-name="ce64" office:value-type="float" office:value="2300" calcext:value-type="float">
            <text:p>2300</text:p>
          </table:table-cell>
          <table:table-cell table:style-name="ce111" table:formula="of:=4.1*POWER([.E118]; 2.3)" office:value-type="float" office:value="2308.62320834376" calcext:value-type="float">
            <text:p>2308.62320834376</text:p>
          </table:table-cell>
          <table:table-cell table:number-columns-repeated="1014"/>
        </table:table-row>
        <table:table-row table:style-name="ro2">
          <table:table-cell table:style-name="ce71" office:value-type="float" office:value="23.4" calcext:value-type="float">
            <text:p>23.4</text:p>
          </table:table-cell>
          <table:table-cell table:style-name="ce89" office:value-type="currency" office:currency="USD" office:value="544" calcext:value-type="currency">
            <text:p>$544</text:p>
          </table:table-cell>
          <table:table-cell table:number-columns-repeated="2"/>
          <table:table-cell table:style-name="ce62" office:value-type="float" office:value="20.1" calcext:value-type="float">
            <text:p>20.1</text:p>
          </table:table-cell>
          <table:table-cell table:style-name="ce64" office:value-type="float" office:value="4100" calcext:value-type="float">
            <text:p>4100</text:p>
          </table:table-cell>
          <table:table-cell table:style-name="ce111" table:formula="of:=4.1*POWER([.E119]; 2.3)" office:value-type="float" office:value="4075.06733049708" calcext:value-type="float">
            <text:p>4075.06733049708</text:p>
          </table:table-cell>
          <table:table-cell table:number-columns-repeated="1014"/>
        </table:table-row>
        <table:table-row table:style-name="ro2">
          <table:table-cell table:style-name="ce71" office:value-type="float" office:value="18.1" calcext:value-type="float">
            <text:p>18.1</text:p>
          </table:table-cell>
          <table:table-cell table:style-name="ce89" office:value-type="currency" office:currency="USD" office:value="421" calcext:value-type="currency">
            <text:p>$421</text:p>
          </table:table-cell>
          <table:table-cell table:number-columns-repeated="2"/>
          <table:table-cell table:style-name="ce43" office:value-type="float" office:value="24.7" calcext:value-type="float">
            <text:p>24.7</text:p>
          </table:table-cell>
          <table:table-cell table:style-name="ce84" office:value-type="float" office:value="6600" calcext:value-type="float">
            <text:p>6600</text:p>
          </table:table-cell>
          <table:table-cell table:style-name="ce112" table:formula="of:=4.1*POWER([.E120]; 2.3)" office:value-type="float" office:value="6546.1635146232" calcext:value-type="float">
            <text:p>6546.1635146232</text:p>
          </table:table-cell>
          <table:table-cell table:number-columns-repeated="1014"/>
        </table:table-row>
        <table:table-row table:style-name="ro2">
          <table:table-cell table:style-name="ce71" office:value-type="float" office:value="22.6" calcext:value-type="float">
            <text:p>22.6</text:p>
          </table:table-cell>
          <table:table-cell table:style-name="ce89" office:value-type="currency" office:currency="USD" office:value="445" calcext:value-type="currency">
            <text:p>$445</text:p>
          </table:table-cell>
          <table:table-cell table:number-columns-repeated="2"/>
          <table:table-cell table:style-name="ce64" office:value-type="string" calcext:value-type="string">
            <text:p>Non-linear axis</text:p>
          </table:table-cell>
          <table:table-cell table:style-name="ce64" table:number-columns-repeated="2"/>
          <table:table-cell table:number-columns-repeated="1014"/>
        </table:table-row>
        <table:table-row table:style-name="ro2">
          <table:table-cell table:style-name="ce72" office:value-type="float" office:value="17.2" calcext:value-type="float">
            <text:p>17.2</text:p>
          </table:table-cell>
          <table:table-cell table:style-name="ce90" office:value-type="currency" office:currency="USD" office:value="408" calcext:value-type="currency">
            <text:p>$408</text:p>
          </table:table-cell>
          <table:table-cell table:number-columns-repeated="2"/>
          <table:table-cell table:style-name="ce64" office:value-type="string" calcext:value-type="string">
            <text:p>ScatterLineSymbol</text:p>
          </table:table-cell>
          <table:table-cell table:style-name="ce64" table:number-columns-repeated="2"/>
          <table:table-cell table:number-columns-repeated="1014"/>
        </table:table-row>
        <table:table-row table:style-name="ro2">
          <table:table-cell table:style-name="ce64" office:value-type="string" calcext:value-type="string">
            <text:p>scatter</text:p>
          </table:table-cell>
          <table:table-cell table:style-name="ce64"/>
          <table:table-cell table:number-columns-repeated="1019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5" table:number-rows-spanned="1">
            <text:p>Impact Data : 1018 Cold Rolled</text:p>
          </table:table-cell>
          <table:covered-table-cell table:style-name="ce30"/>
          <table:covered-table-cell table:number-columns-repeated="2" table:style-name="ce22"/>
          <table:covered-table-cell table:style-name="ce17"/>
          <table:table-cell table:number-columns-repeated="1016"/>
        </table:table-row>
        <table:table-row table:style-name="ro2">
          <table:table-cell table:style-name="ce74"/>
          <table:table-cell table:style-name="ce80" office:value-type="string" calcext:value-type="string" table:number-columns-spanned="4" table:number-rows-spanned="1">
            <text:p>Temperature C</text:p>
          </table:table-cell>
          <table:covered-table-cell table:number-columns-repeated="2" table:style-name="ce64"/>
          <table:covered-table-cell table:style-name="ce80"/>
          <table:table-cell table:number-columns-repeated="1016"/>
        </table:table-row>
        <table:table-row table:style-name="ro2">
          <table:table-cell table:style-name="ce75"/>
          <table:table-cell table:style-name="ce84" office:value-type="float" office:value="-195" calcext:value-type="float">
            <text:p>-1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" calcext:value-type="float">
            <text:p>20</text:p>
          </table:table-cell>
          <table:table-cell table:style-name="ce7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76" office:value-type="string" calcext:value-type="string">
            <text:p>Impact Energy </text:p>
            <text:p>(Joules)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52" calcext:value-type="float">
            <text:p>52</text:p>
          </table:table-cell>
          <table:table-cell table:style-name="ce64" office:value-type="float" office:value="48" calcext:value-type="float">
            <text:p>48</text:p>
          </table:table-cell>
          <table:table-cell table:style-name="ce80" office:value-type="float" office:value="73.5" calcext:value-type="float">
            <text:p>73.5</text:p>
          </table:table-cell>
          <table:table-cell table:number-columns-repeated="1016"/>
        </table:table-row>
        <table:table-row table:style-name="ro2">
          <table:table-cell table:style-name="ce7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58" calcext:value-type="float">
            <text:p>58</text:p>
          </table:table-cell>
          <table:table-cell table:style-name="ce64" office:value-type="float" office:value="66" calcext:value-type="float">
            <text:p>66</text:p>
          </table:table-cell>
          <table:table-cell table:style-name="ce80"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 table:style-name="ce76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float" office:value="74" calcext:value-type="float">
            <text:p>74</text:p>
          </table:table-cell>
          <table:table-cell table:style-name="ce80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7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86" calcext:value-type="float">
            <text:p>86</text:p>
          </table:table-cell>
          <table:table-cell table:style-name="ce80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77"/>
          <table:table-cell table:style-name="ce84" office:value-type="float" office:value="2" calcext:value-type="float">
            <text:p>2</text:p>
          </table:table-cell>
          <table:table-cell table:style-name="ce84" office:value-type="float" office:value="84" calcext:value-type="float">
            <text:p>84</text:p>
          </table:table-cell>
          <table:table-cell table:style-name="ce84" office:value-type="float" office:value="78" calcext:value-type="float">
            <text:p>78</text:p>
          </table:table-cell>
          <table:table-cell table:style-name="ce79"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 table:style-name="ce76" office:value-type="string" calcext:value-type="string">
            <text:p>Mean</text:p>
          </table:table-cell>
          <table:table-cell table:style-name="ce64" table:formula="of:=AVERAGE([.B130:.B134])" office:value-type="float" office:value="1.4" calcext:value-type="float">
            <text:p>1.4</text:p>
          </table:table-cell>
          <table:table-cell table:style-name="ce64" table:formula="of:=AVERAGE([.C130:.C134])" office:value-type="float" office:value="62.2" calcext:value-type="float">
            <text:p>62.2</text:p>
          </table:table-cell>
          <table:table-cell table:style-name="ce64" table:formula="of:=AVERAGE([.D130:.D134])" office:value-type="float" office:value="70.4" calcext:value-type="float">
            <text:p>70.4</text:p>
          </table:table-cell>
          <table:table-cell table:style-name="ce80" table:formula="of:=AVERAGE([.E130:.E134])" office:value-type="float" office:value="77.3" calcext:value-type="float">
            <text:p>77.3</text:p>
          </table:table-cell>
          <table:table-cell table:number-columns-repeated="1016"/>
        </table:table-row>
        <table:table-row table:style-name="ro2">
          <table:table-cell table:style-name="ce76" office:value-type="string" calcext:value-type="string">
            <text:p>Stdev</text:p>
          </table:table-cell>
          <table:table-cell table:style-name="ce92" table:formula="of:=STDEV([.B130:.B134])" office:value-type="float" office:value="0.547722557505166" calcext:value-type="float">
            <text:p>0.5</text:p>
          </table:table-cell>
          <table:table-cell table:style-name="ce92" table:formula="of:=STDEV([.C130:.C134])" office:value-type="float" office:value="20.7894203863407" calcext:value-type="float">
            <text:p>20.8</text:p>
          </table:table-cell>
          <table:table-cell table:style-name="ce92" table:formula="of:=STDEV([.D130:.D134])" office:value-type="float" office:value="14.4499134945508" calcext:value-type="float">
            <text:p>14.4</text:p>
          </table:table-cell>
          <table:table-cell table:style-name="ce97" table:formula="of:=STDEV([.E130:.E134])" office:value-type="float" office:value="4.3243496620879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Standard Error</text:p>
          </table:table-cell>
          <table:table-cell table:style-name="ce93" table:formula="of:=[.B136]/SQRT(COUNT([.B130:.B134]))" office:value-type="float" office:value="0.244948974278318" calcext:value-type="float">
            <text:p>0.2</text:p>
          </table:table-cell>
          <table:table-cell table:style-name="ce93" table:formula="of:=[.C136]/SQRT(COUNT([.C130:.C134]))" office:value-type="float" office:value="9.29731143933557" calcext:value-type="float">
            <text:p>9.3</text:p>
          </table:table-cell>
          <table:table-cell table:style-name="ce93" table:formula="of:=[.D136]/SQRT(COUNT([.D130:.D134]))" office:value-type="float" office:value="6.4621977685614" calcext:value-type="float">
            <text:p>6.5</text:p>
          </table:table-cell>
          <table:table-cell table:style-name="ce98" table:formula="of:=[.E136]/SQRT(COUNT([.E130:.E134]))" office:value-type="float" office:value="1.93390796058137" calcext:value-type="float">
            <text:p>1.9</text:p>
          </table:table-cell>
          <table:table-cell table:number-columns-repeated="1016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12"/>
        </table:table-row>
        <table:table-row table:style-name="ro2">
          <table:table-cell table:number-columns-repeated="4"/>
          <table:table-cell table:style-name="ce40" office:value-type="string" calcext:value-type="string" table:number-columns-spanned="6" table:number-rows-spanned="1">
            <text:p>Calc Guide Stock Prices</text:p>
          </table:table-cell>
          <table:covered-table-cell table:number-columns-repeated="3" table:style-name="ce22"/>
          <table:covered-table-cell table:style-name="ce52"/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Impact Data : 1018 Cold Rolled</text:p>
          </table:table-cell>
          <table:covered-table-cell table:style-name="ce22"/>
          <table:covered-table-cell table:style-name="ce17"/>
          <table:table-cell/>
          <table:table-cell table:style-name="ce77" office:value-type="string" calcext:value-type="string">
            <text:p>Date</text:p>
          </table:table-cell>
          <table:table-cell table:style-name="ce110" office:value-type="string" calcext:value-type="string">
            <text:p>Opening Price</text:p>
          </table:table-cell>
          <table:table-cell table:style-name="ce110" office:value-type="string" calcext:value-type="string">
            <text:p>Low (bottom price)</text:p>
          </table:table-cell>
          <table:table-cell table:style-name="ce110" office:value-type="string" calcext:value-type="string">
            <text:p>High (top price)</text:p>
          </table:table-cell>
          <table:table-cell table:style-name="ce114" office:value-type="string" calcext:value-type="string">
            <text:p>Closing price</text:p>
          </table:table-cell>
          <table:table-cell table:style-name="ce57" office:value-type="string" calcext:value-type="string">
            <text:p>Pork Bellies</text:p>
          </table:table-cell>
          <table:table-cell table:number-columns-repeated="1011"/>
        </table:table-row>
        <table:table-row table:style-name="ro2">
          <table:table-cell table:style-name="ce43" office:value-type="string" calcext:value-type="string">
            <text:p>Temperature °C</text:p>
          </table:table-cell>
          <table:table-cell table:style-name="ce84" office:value-type="string" calcext:value-type="string">
            <text:p>Mean</text:p>
          </table:table-cell>
          <table:table-cell table:style-name="ce79" office:value-type="string" calcext:value-type="string">
            <text:p>Stderr</text:p>
          </table:table-cell>
          <table:table-cell/>
          <table:table-cell table:style-name="ce102" office:value-type="string" calcext:value-type="string">
            <text:p>Monday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5" calcext:value-type="float">
            <text:p>25</text:p>
          </table:table-cell>
          <table:table-cell table:style-name="ce80" office:value-type="float" office:value="17" calcext:value-type="float">
            <text:p>17</text:p>
          </table:table-cell>
          <table:table-cell table:style-name="ce120"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table:style-name="ce62" office:value-type="float" office:value="-195" calcext:value-type="float">
            <text:p>-195</text:p>
          </table:table-cell>
          <table:table-cell table:style-name="ce64" office:value-type="float" office:value="1.4" calcext:value-type="float">
            <text:p>1.4</text:p>
          </table:table-cell>
          <table:table-cell table:style-name="ce97" office:value-type="float" office:value="0.244948974278318" calcext:value-type="float">
            <text:p>0.2</text:p>
          </table:table-cell>
          <table:table-cell/>
          <table:table-cell table:style-name="ce102" office:value-type="string" calcext:value-type="string">
            <text:p>Tuesday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37" calcext:value-type="float">
            <text:p>37</text:p>
          </table:table-cell>
          <table:table-cell table:style-name="ce80" office:value-type="float" office:value="30" calcext:value-type="float">
            <text:p>30</text:p>
          </table:table-cell>
          <table:table-cell table:style-name="ce120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4" office:value-type="float" office:value="62.2" calcext:value-type="float">
            <text:p>62.2</text:p>
          </table:table-cell>
          <table:table-cell table:style-name="ce97" office:value-type="float" office:value="9.29731143933557" calcext:value-type="float">
            <text:p>9.3</text:p>
          </table:table-cell>
          <table:table-cell/>
          <table:table-cell table:style-name="ce102" office:value-type="string" calcext:value-type="string">
            <text:p>Wednesday</text:p>
          </table:table-cell>
          <table:table-cell table:number-columns-repeated="2" table:style-name="ce64" office:value-type="float" office:value="15" calcext:value-type="float">
            <text:p>15</text:p>
          </table:table-cell>
          <table:table-cell table:style-name="ce64" office:value-type="float" office:value="17" calcext:value-type="float">
            <text:p>17</text:p>
          </table:table-cell>
          <table:table-cell table:style-name="ce80" office:value-type="float" office:value="17" calcext:value-type="float">
            <text:p>17</text:p>
          </table:table-cell>
          <table:table-cell table:style-name="ce120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62" office:value-type="float" office:value="20" calcext:value-type="float">
            <text:p>20</text:p>
          </table:table-cell>
          <table:table-cell table:style-name="ce64" office:value-type="float" office:value="70.4" calcext:value-type="float">
            <text:p>70.4</text:p>
          </table:table-cell>
          <table:table-cell table:style-name="ce97" office:value-type="float" office:value="6.4621977685614" calcext:value-type="float">
            <text:p>6.5</text:p>
          </table:table-cell>
          <table:table-cell/>
          <table:table-cell table:style-name="ce102" office:value-type="string" calcext:value-type="string">
            <text:p>Thursday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47" calcext:value-type="float">
            <text:p>47</text:p>
          </table:table-cell>
          <table:table-cell table:style-name="ce80" office:value-type="float" office:value="35" calcext:value-type="float">
            <text:p>35</text:p>
          </table:table-cell>
          <table:table-cell table:style-name="ce120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43" office:value-type="float" office:value="100" calcext:value-type="float">
            <text:p>100</text:p>
          </table:table-cell>
          <table:table-cell table:style-name="ce84" office:value-type="float" office:value="77.3" calcext:value-type="float">
            <text:p>77.3</text:p>
          </table:table-cell>
          <table:table-cell table:style-name="ce98" office:value-type="float" office:value="1.93390796058137" calcext:value-type="float">
            <text:p>1.9</text:p>
          </table:table-cell>
          <table:table-cell/>
          <table:table-cell table:style-name="ce103" office:value-type="string" calcext:value-type="string">
            <text:p>Friday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32" calcext:value-type="float">
            <text:p>32</text:p>
          </table:table-cell>
          <table:table-cell table:style-name="ce79" office:value-type="float" office:value="31" calcext:value-type="float">
            <text:p>31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office:value-type="string" calcext:value-type="string">
            <text:p>Scatter with lines and y-error bars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Stock + line</text:p>
          </table:table-cell>
          <table:table-cell table:style-name="ce64" table:number-columns-repeated="4"/>
          <table:table-cell table:style-name="ce118"/>
          <table:table-cell table:number-columns-repeated="1011"/>
        </table:table-row>
        <table:table-row table:style-name="ro3" table:number-rows-repeated="104842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date-style style:name="N142">
      <number:month number:textual="true"/>
    </number:date-style>
    <number:date-style style:name="N143">
      <number:day number:style="long"/>
      <number:text>. </number:text>
      <number:month number:textual="true"/>
      <number:text> </number:text>
      <number:year/>
    </number:date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0P0" style:volatile="true">
      <number:number number:decimal-places="0" number:min-decimal-places="0" number:min-integer-digits="1" number:grouping="true"/>
      <number:text> DM</number:text>
    </number:number-style>
    <number:number-style style:name="N1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DM</number:text>
    </number:number-style>
    <number:number-style style:name="N1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DM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66">
      <number:text>- DM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  <number:text> DM</number:text>
    </number:number-style>
    <number:number-style style:name="N17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70">
      <number:text>-</number:text>
      <number:number number:decimal-places="0" number:min-decimal-places="0" number:min-integer-digits="0"/>
      <number:text> DM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0"/>
      <number:text> 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0" number:min-decimal-places="0" number:min-integer-digits="0" number:grouping="true"/>
      <number:text> K</number:text>
    </number:number-style>
    <number:date-style style:name="N174">
      <number:day/>
      <number:text>. </number:text>
      <number:month number:style="long" number:textual="true"/>
    </number:date-style>
    <number:number-style style:name="N175">
      <number:number number:decimal-places="1" number:min-decimal-places="1" number:min-integer-digits="1"/>
    </number:number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fill-character> </number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$</number:text>
      <number:fill-character> </number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3P0" style:volatile="true">
      <number:text> $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$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_20_2" style:display-name="Comma 2" style:family="table-cell" style:parent-style-name="Default" style:data-style-name="N133">
      <style:table-cell-properties fo:padding="0.071cm"/>
    </style:style>
    <style:style style:name="Currency_20_2" style:display-name="Currency 2" style:family="table-cell" style:parent-style-name="Default" style:data-style-name="N137">
      <style:table-cell-properties fo:padding="0.071cm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071cm"/>
    </style:style>
    <style:style style:name="Excel_5f_BuiltIn_5f_Comma" style:display-name="Excel_BuiltIn_Comma" style:family="table-cell" style:parent-style-name="Default" style:data-style-name="N133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9-29T15:58:25.465000000</meta:creation-date>
    <dc:date>2023-04-20T15:39:19.373000000</dc:date>
    <meta:editing-duration>PT2H31M9S</meta:editing-duration>
    <meta:editing-cycles>32</meta:editing-cycles>
    <meta:generator>LibreOffice/7.5.2.2$Windows_X86_64 LibreOffice_project/53bb9681a964705cf672590721dbc85eb4d0c3a2</meta:generator>
    <dc:creator>Amour Spirit</dc:creator>
    <meta:document-statistic meta:table-count="1" meta:cell-count="688" meta:object-count="1"/>
  </office:meta>
</office:document-meta>
</file>

<file path=col_chart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6ebff" draw:fill-hatch-solid="tru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fo:font-size="12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fo:font-size="12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add8e6" draw:fill-hatch-solid="true"/>
    </style:style>
    <style:style style:name="ch11" style:family="chart">
      <style:graphic-properties draw:fill-color="#d9d9d9"/>
    </style:style>
  </office:automatic-styles>
  <office:body>
    <office:chart>
      <chart:chart svg:width="15cm" svg:height="11cm" xlink:href=".." xlink:type="simple" chart:class="chart:bar" chart:style-name="ch1">
        <chart:title svg:x="4.877cm" svg:y="0.356cm" chart:style-name="ch2">
          <text:p>Sneakers Sold this Month</text:p>
        </chart:title>
        <chart:plot-area chart:style-name="ch3" table:cell-range-address="examples.A2:examples.B8" chart:data-source-has-labels="both" svg:x="1.455cm" svg:y="1.355cm" svg:width="13.245cm" svg:height="8.3cm">
          <chart:coordinate-region svg:x="2.262cm" svg:y="1.554cm" svg:width="12.438cm" svg:height="7.454cm"/>
          <chart:axis chart:dimension="x" chart:name="primary-x" chart:style-name="ch4" chartooo:axis-type="auto">
            <chartooo:date-scale/>
            <chart:title svg:x="7.485cm" svg:y="9.875cm" chart:style-name="ch5">
              <text:p>Brand</text:p>
            </chart:title>
            <chart:categories table:cell-range-address="examples.A3:examples.A8"/>
          </chart:axis>
          <chart:axis chart:dimension="y" chart:name="primary-y" chart:style-name="ch6">
            <chart:title svg:x="0.451cm" svg:y="6.706cm" chart:style-name="ch7">
              <text:p>Number Sold</text:p>
            </chart:title>
            <chart:grid chart:style-name="ch8" chart:class="major"/>
          </chart:axis>
          <chart:series chart:style-name="ch9" chart:values-cell-range-address="examples.B3:examples.B8" chart:label-cell-address="examples.B2:examples.B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Sold</text:p>
                <draw:g>
                  <svg:desc>examples.B2:example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idas</text:p>
                <draw:g>
                  <svg:desc>examples.A3:examples.A8</svg:desc>
                </draw:g>
              </table:table-cell>
              <table:table-cell office:value-type="float" office:value="25">
                <text:p>25</text:p>
                <draw:g>
                  <svg:desc>examples.B3:examples.B8</svg:desc>
                </draw:g>
              </table:table-cell>
            </table:table-row>
            <table:table-row>
              <table:table-cell office:value-type="string">
                <text:p>New Balanc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Nike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eebok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col_chart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col_chart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